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63cm"/>
    </style:style>
    <style:style style:name="co3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8cm" fo:break-before="auto" style:use-optimal-row-height="true"/>
    </style:style>
    <style:style style:name="ro3" style:family="table-row">
      <style:table-row-properties style:row-height="2.445cm" fo:break-before="auto" style:use-optimal-row-height="true"/>
    </style:style>
    <style:style style:name="ro4" style:family="table-row">
      <style:table-row-properties style:row-height="2.843cm" fo:break-before="auto" style:use-optimal-row-height="true"/>
    </style:style>
    <style:style style:name="ro5" style:family="table-row">
      <style:table-row-properties style:row-height="2.046cm" fo:break-before="auto" style:use-optimal-row-height="true"/>
    </style:style>
    <style:style style:name="ro6" style:family="table-row">
      <style:table-row-properties style:row-height="3.637cm" fo:break-before="auto" style:use-optimal-row-height="true"/>
    </style:style>
    <style:style style:name="ro7" style:family="table-row">
      <style:table-row-properties style:row-height="2.443cm" fo:break-before="auto" style:use-optimal-row-height="true"/>
    </style:style>
    <style:style style:name="ro8" style:family="table-row">
      <style:table-row-properties style:row-height="3.239cm" fo:break-before="auto" style:use-optimal-row-height="true"/>
    </style:style>
    <style:style style:name="ro9" style:family="table-row">
      <style:table-row-properties style:row-height="4.034cm" fo:break-before="auto" style:use-optimal-row-height="true"/>
    </style:style>
    <style:style style:name="ro10" style:family="table-row">
      <style:table-row-properties style:row-height="5.627cm" fo:break-before="auto" style:use-optimal-row-height="true"/>
    </style:style>
    <style:style style:name="ro11" style:family="table-row">
      <style:table-row-properties style:row-height="4.83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0.003cm" fo:break-before="auto" style:use-optimal-row-height="true"/>
    </style:style>
    <style:style style:name="ro14" style:family="table-row">
      <style:table-row-properties style:row-height="8.809cm" fo:break-before="auto" style:use-optimal-row-height="true"/>
    </style:style>
    <style:style style:name="ro15" style:family="table-row">
      <style:table-row-properties style:row-height="8.412cm" fo:break-before="auto" style:use-optimal-row-height="true"/>
    </style:style>
    <style:style style:name="ro16" style:family="table-row">
      <style:table-row-properties style:row-height="5.228cm" fo:break-before="auto" style:use-optimal-row-height="true"/>
    </style:style>
    <style:style style:name="ro17" style:family="table-row">
      <style:table-row-properties style:row-height="4.433cm" fo:break-before="auto" style:use-optimal-row-height="true"/>
    </style:style>
    <style:style style:name="ro18" style:family="table-row">
      <style:table-row-properties style:row-height="7.615cm" fo:break-before="auto" style:use-optimal-row-height="true"/>
    </style:style>
    <style:style style:name="ro19" style:family="table-row">
      <style:table-row-properties style:row-height="2.434cm" fo:break-before="auto" style:use-optimal-row-height="true"/>
    </style:style>
    <style:style style:name="ro20" style:family="table-row">
      <style:table-row-properties style:row-height="2.833cm" fo:break-before="auto" style:use-optimal-row-height="true"/>
    </style:style>
    <style:style style:name="ro21" style:family="table-row">
      <style:table-row-properties style:row-height="3.23cm" fo:break-before="auto" style:use-optimal-row-height="true"/>
    </style:style>
    <style:style style:name="ro22" style:family="table-row">
      <style:table-row-properties style:row-height="4.822cm" fo:break-before="auto" style:use-optimal-row-height="true"/>
    </style:style>
    <style:style style:name="ro23" style:family="table-row">
      <style:table-row-properties style:row-height="4.424cm" fo:break-before="auto" style:use-optimal-row-height="true"/>
    </style:style>
    <style:style style:name="ro24" style:family="table-row">
      <style:table-row-properties style:row-height="4.025cm" fo:break-before="auto" style:use-optimal-row-height="true"/>
    </style:style>
    <style:style style:name="ro25" style:family="table-row">
      <style:table-row-properties style:row-height="2.037cm" fo:break-before="auto" style:use-optimal-row-height="true"/>
    </style:style>
    <style:style style:name="ro26" style:family="table-row">
      <style:table-row-properties style:row-height="3.628cm" fo:break-before="auto" style:use-optimal-row-height="true"/>
    </style:style>
    <style:style style:name="ro27" style:family="table-row">
      <style:table-row-properties style:row-height="1.639cm" fo:break-before="auto" style:use-optimal-row-height="true"/>
    </style:style>
    <style:style style:name="ro28" style:family="table-row">
      <style:table-row-properties style:row-height="13.176cm" fo:break-before="auto" style:use-optimal-row-height="true"/>
    </style:style>
    <style:style style:name="ro29" style:family="table-row">
      <style:table-row-properties style:row-height="9.994cm" fo:break-before="auto" style:use-optimal-row-height="true"/>
    </style:style>
    <style:style style:name="ro30" style:family="table-row">
      <style:table-row-properties style:row-height="6.414cm" fo:break-before="auto" style:use-optimal-row-height="true"/>
    </style:style>
    <style:style style:name="ro31" style:family="table-row">
      <style:table-row-properties style:row-height="10.393cm" fo:break-before="auto" style:use-optimal-row-height="true"/>
    </style:style>
    <style:style style:name="ro32" style:family="table-row">
      <style:table-row-properties style:row-height="5.6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Описание зоны (географические координаты границ (центра) во Всемирной системе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зоны</text:p>
          </table:table-cell>
          <table:table-cell office:value-type="string" calcext:value-type="string">
            <text:p>геодезических координат 1984 года (WGS-84)) в градуса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2.6133194400N 25.0754416700E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4.6816660000N 28.5013880000E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5.5166660000N 29.9480550000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52.4159923649N 30.7224218335E</text:p>
            <text:p>52.4166306762N 30.7620912812E</text:p>
            <text:p>52.3755470572N 30.7758363969E</text:p>
            <text:p>52.3636192261N 30.7332091394E</text:p>
            <text:p>52.4159923649N 30.7224218335E</text:p>
          </table:table-cell>
          <table:table-cell table:style-name="ce2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2.4570388900N 31.5429527800Е</text:p>
          </table:table-cell>
          <table:table-cell table:style-name="ce2" office:value-type="float" office:value="2.5" calcext:value-type="float">
            <text:p>2,5</text:p>
          </table:table-cell>
          <table:table-cell table:style-name="Default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3.3125000000N 28.7975000000E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3.1713880000N 27.6283330000E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53.9119440000N 27.5658330000E</text:p>
            <text:p>53.9102770000N 27.5638880000E</text:p>
            <text:p>53.9088880000N 27.5669440000E</text:p>
            <text:p>53.9102770000N 27.5691660000E</text:p>
            <text:p>53.9119440000N 27.5658330000E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53.9008330000N 27.5813880000E</text:p>
            <text:p>53.9000000000N 27.5797220000E</text:p>
            <text:p>53.8986110000N 27.5811110000E</text:p>
            <text:p>53.8994440000N 27.5830550000E</text:p>
            <text:p>53.9000000000N 27.5825000000E</text:p>
            <text:p>53.9008330000N 27.5813880000E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53.8718520000N 27.6388730000E</text:p>
            <text:p>53.8692330000N 27.6465550000E</text:p>
            <text:p>53.8625580000N 27.6411480000E</text:p>
            <text:p>53.8664010000N 27.6322220000E</text:p>
            <text:p>53.8718520000N 27.6388730000E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53.9183333371N 27.5658333334E</text:p>
            <text:p>53.9166666704N 27.5655555556E</text:p>
            <text:p>53.9161111148N 27.5716666667E</text:p>
            <text:p>53.9183333371N 27.5738888889E</text:p>
            <text:p>53.9188888926N 27.5711111112E</text:p>
            <text:p>53.9180555593N 27.5708333334E</text:p>
            <text:p>53.9183333371N 27.5658333334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3.7091660000N 27.3438880000E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3.8644440000N 27.0777770000E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4.0466660000N 27.13638800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3.6197220000N 27.11694400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4.0172220000N 27.6041660000E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4.1925000000N 27.76194400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3.7280550000N 23.86388800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3.1953570000N 26.1661690000E</text:p>
            <text:p>53.1123030000N 26.3067310000E</text:p>
            <text:p>52.9353510000N 26.0225700000E</text:p>
            <text:p>53.0186830000N 25.8825650000E</text:p>
            <text:p>53.1953570000N 26.1661690000E</text:p>
          </table:table-cell>
          <table:table-cell table:number-columns-repeated="3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53.8802777815N 27.5494444445E</text:p>
            <text:p>53.8427777815N 27.3580555556E</text:p>
            <text:p>53.6230555592N 27.4869444445E</text:p>
            <text:p>53.6625000037N 27.6758333334E</text:p>
            <text:p>53.7357308932N 27.6397403516E</text:p>
            <text:p>53.7527729443N 27.7427347720E</text:p>
            <text:p>53.8125000037N 27.7041666667E</text:p>
            <text:p>53.7936111148N 27.6000000001E</text:p>
            <text:p>53.8802777815N 27.5494444445E</text:p>
          </table:table-cell>
          <table:table-cell table:number-columns-repeated="3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53.1031840000N 28.9981460000E</text:p>
            <text:p>53.1351360000N 29.4012040000E</text:p>
            <text:p>53.0187460000N 29.4278770000E</text:p>
            <text:p>52.9862390000N 29.0259300000E</text:p>
            <text:p>53.1031840000N 28.9981460000E</text:p>
          </table:table-cell>
          <table:table-cell table:number-columns-repeated="3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53.9797960000N 25.2686220000E</text:p>
            <text:p>54.0189660000N 25.4577880000E</text:p>
            <text:p>53.7934110000N 25.5947460000E</text:p>
            <text:p>53.7506290000N 25.4091910000E</text:p>
            <text:p>53.9797960000N 25.2686220000E</text:p>
          </table:table-cell>
          <table:table-cell table:number-columns-repeated="3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52.3364640000N 26.6012150000E</text:p>
            <text:p>52.2514700000N 26.9690000000E</text:p>
            <text:p>52.1409110000N 26.8990050000E</text:p>
            <text:p>52.2253510000N 26.5345530000E</text:p>
            <text:p>52.3364640000N 26.6012150000E</text:p>
          </table:table-cell>
          <table:table-cell table:number-columns-repeated="3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55.7366666709N 28.5197222224E</text:p>
            <text:p>55.6647222265N 28.9811111116E</text:p>
            <text:p>55.5525000042N 28.9219444449E</text:p>
            <text:p>55.6225000042N 28.4627777780E</text:p>
            <text:p>55.7366666709N 28.5197222224E</text:p>
          </table:table-cell>
          <table:table-cell table:number-columns-repeated="3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53.9286350000N 27.6088560000E</text:p>
            <text:p>53.9307070000N 27.5965890000E</text:p>
            <text:p>53.9358770000N 27.6008170000E</text:p>
            <text:p>53.9331620000N 27.6120050000E</text:p>
            <text:p>53.9286350000N 27.6088560000E</text:p>
          </table:table-cell>
          <table:table-cell table:number-columns-repeated="3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53.9476780000N 27.6636030000E</text:p>
            <text:p>53.9653810000N 27.6452450000E</text:p>
            <text:p>53.9635920000N 27.6439310000E</text:p>
            <text:p>53.9612820000N 27.6389800000E</text:p>
            <text:p>53.9589050000N 27.6318230000E</text:p>
            <text:p>53.9476780000N 27.6636030000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2.0700000000N 29.1769440000E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2.4755550000N 30.779722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2.5455550000N 23.8100000000E</text:p>
          </table:table-cell>
          <table:table-cell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3.9775750000N 26.90747200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3.3075000000N 24.3750000000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2.9420800000N 24.3360050000E</text:p>
          </table:table-cell>
          <table:table-cell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5.1141660000N 26.77055500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4.5736110000N 30.4777770000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4.1488880000N 25.89222200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54.7005081831N 26.0553026085E</text:p>
            <text:p>54.7389823592N 26.0375122531E</text:p>
            <text:p>54.7840509570N 26.0459263928E</text:p>
            <text:p>54.7978311638N 26.1160681990E</text:p>
            <text:p>54.7739149491N 26.1472221552E</text:p>
            <text:p>54.7179368961N 26.1689607959E</text:p>
            <text:p>54.7005621026N 26.1417061693E</text:p>
            <text:p>54.7005081831N 26.0553026085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3.1260400000N 26.0357000000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52.7164490000N 25.4731310000E</text:p>
            <text:p>52.7747850000N 25.5981300000E</text:p>
            <text:p>52.7997890000N 25.7981310000E</text:p>
            <text:p>52.7164570000N 25.9398020000E</text:p>
            <text:p>52.5914520000N 25.7398070000E</text:p>
            <text:p>52.5997830000N 25.6064730000E</text:p>
            <text:p>52.6831150000N 25.4814660000E</text:p>
            <text:p>52.7164490000N 25.4731310000E</text:p>
          </table:table-cell>
          <table:table-cell table:number-columns-repeated="3"/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53.6692270000N 25.5000780000E</text:p>
            <text:p>53.6217400000N 25.5016980000E</text:p>
            <text:p>53.6234090000N 25.6378100000E</text:p>
            <text:p>53.6809090000N 25.6358620000E</text:p>
            <text:p>53.6959080000N 25.5444720000E</text:p>
            <text:p>53.6692270000N 25.5000780000E</text:p>
          </table:table-cell>
          <table:table-cell table:number-columns-repeated="3"/>
        </table:table-row>
        <table:table-row table:style-name="ro9">
          <table:table-cell office:value-type="float" office:value="40" calcext:value-type="float">
            <text:p>40</text:p>
          </table:table-cell>
          <table:table-cell office:value-type="string" calcext:value-type="string">
            <text:p>52.8008830000N 24.8278460000E</text:p>
            <text:p>52.7939390000N 24.8606230000E</text:p>
            <text:p>52.7747730000N 24.9142350000E</text:p>
            <text:p>52.7531060000N 24.9270140000E</text:p>
            <text:p>52.7306060000N 24.9311820000E</text:p>
            <text:p>52.6789380000N 24.9100730000E</text:p>
            <text:p>52.6817150000N 24.8600730000E</text:p>
            <text:p>52.7322700000N 24.7942360000E</text:p>
            <text:p>52.7967160000N 24.7975670000E</text:p>
            <text:p>52.8008830000N 24.8278460000E</text:p>
          </table:table-cell>
          <table:table-cell table:number-columns-repeated="3"/>
        </table:table-row>
        <table:table-row table:style-name="ro9">
          <table:table-cell office:value-type="float" office:value="41" calcext:value-type="float">
            <text:p>41</text:p>
          </table:table-cell>
          <table:table-cell office:value-type="string" calcext:value-type="string">
            <text:p>52.0555550967N 23.7214213987E</text:p>
            <text:p>52.0592935229N 23.7123420849E</text:p>
            <text:p>52.0627075362N 23.7099232610E</text:p>
            <text:p>52.0622689434N 23.7149216349E</text:p>
            <text:p>52.0655163560N 23.7192829443E</text:p>
            <text:p>52.0651058327N 23.7256630652E</text:p>
            <text:p>52.0643280249N 23.7270302102E</text:p>
            <text:p>52.0610748210N 23.7248794924E</text:p>
            <text:p>52.0589910030N 23.7278715675E</text:p>
            <text:p>52.0555550967N 23.7214213987E</text:p>
          </table:table-cell>
          <table:table-cell table:number-columns-repeated="3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52.0569444474N 23.7488888791E</text:p>
            <text:p>52.0572222252N 23.7463888790E</text:p>
            <text:p>52.0600000030N 23.7469444346E</text:p>
            <text:p>52.0602777807N 23.7388888789E</text:p>
            <text:p>52.0591666696N 23.7388888789E</text:p>
            <text:p>52.0566666696N 23.7413888789E</text:p>
            <text:p>52.0558333363N 23.7411111011E</text:p>
            <text:p>52.0547222252N 23.7488888791E</text:p>
            <text:p>52.0569444474N 23.7488888791E</text:p>
          </table:table-cell>
          <table:table-cell table:number-columns-repeated="3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52.0377777807N 23.7286111009Е</text:p>
            <text:p>52.0181417334N 23.7278419140Е</text:p>
            <text:p>51.9945876344N 23.7365625052Е</text:p>
            <text:p>51.9862547809N 23.7300947040Е</text:p>
            <text:p>51.9688888918N 23.7319444343Е</text:p>
            <text:p>51.9608333362N 23.7272222120Е</text:p>
            <text:p>51.9311111140N 23.7233333230Е</text:p>
            <text:p>51.9294444474N 23.7972222134Е</text:p>
            <text:p>52.0200000030N 23.7908333244Е</text:p>
            <text:p>52.0327777807N 23.7772222130Е</text:p>
            <text:p>52.0422222252N 23.7494444346Е</text:p>
            <text:p>52.0402777807N 23.7344444343Е</text:p>
            <text:p>52.0377777807N 23.7338888788Е</text:p>
            <text:p>52.0377777807N 23.7286111009Е</text:p>
          </table:table-cell>
          <table:table-cell table:number-columns-repeated="3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55.1873840000N 30.2229330000E</text:p>
            <text:p>55.1887250000N 30.2212100000E</text:p>
            <text:p>55.1907110000N 30.2226720000E</text:p>
            <text:p>55.1917640000N 30.2291790000E</text:p>
            <text:p>55.1917940000N 30.2316670000E</text:p>
            <text:p>55.1891220000N 30.2318410000E</text:p>
            <text:p>55.1889140000N 30.2324850000E</text:p>
            <text:p>55.1862120000N 30.2314580000E</text:p>
            <text:p>55.1862340000N 30.2303340000E</text:p>
            <text:p>55.1877510000N 30.2287950000E</text:p>
            <text:p>55.1880970000N 30.2239750000E</text:p>
            <text:p>55.1873840000N 30.2229330000E</text:p>
          </table:table-cell>
          <table:table-cell table:number-columns-repeated="3"/>
        </table:table-row>
        <table:table-row table:style-name="ro12">
          <table:table-cell office:value-type="float" office:value="45" calcext:value-type="float">
            <text:p>45</text:p>
          </table:table-cell>
          <table:table-cell office:value-type="string" calcext:value-type="string">
            <text:p>55.2257730000N 30.2511300000E</text:p>
            <text:p>55.2283680000N 30.2491920000E</text:p>
            <text:p>55.2269240000N 30.2398770000E</text:p>
            <text:p>55.2253510000N 30.2405790000E</text:p>
            <text:p>55.2257540000N 30.2432760000E</text:p>
            <text:p>55.2245530000N 30.2439280000E</text:p>
            <text:p>55.2257730000N 30.2511300000E</text:p>
          </table:table-cell>
          <table:table-cell table:number-columns-repeated="3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55.3666660000N 29.9980550000E</text:p>
            <text:p>55.3666660000N 29.9147220000E</text:p>
            <text:p>55.3000000000N 29.9147220000E</text:p>
            <text:p>55.3000000000N 30.0147220000E</text:p>
            <text:p>55.3666660000N 29.9980550000E</text:p>
          </table:table-cell>
          <table:table-cell table:number-columns-repeated="3"/>
        </table:table-row>
        <table:table-row table:style-name="ro12">
          <table:table-cell office:value-type="float" office:value="47" calcext:value-type="float">
            <text:p>47</text:p>
          </table:table-cell>
          <table:table-cell office:value-type="string" calcext:value-type="string">
            <text:p>53.5166660000N 28.1722220000E</text:p>
            <text:p>53.5041660000N 28.1722220000E</text:p>
            <text:p>53.5041660000N 28.1777770000E</text:p>
            <text:p>53.4944440000N 28.1777770000E</text:p>
            <text:p>53.4944440000N 28.2083330000E</text:p>
            <text:p>53.5166660000N 28.2083330000E</text:p>
            <text:p>53.5166660000N 28.1722220000E</text:p>
          </table:table-cell>
          <table:table-cell table:number-columns-repeated="3"/>
        </table:table-row>
        <table:table-row table:style-name="ro12">
          <table:table-cell office:value-type="float" office:value="48" calcext:value-type="float">
            <text:p>48</text:p>
          </table:table-cell>
          <table:table-cell office:value-type="string" calcext:value-type="string">
            <text:p>53.9408650000N 27.7785990000E</text:p>
            <text:p>53.9420430000N 27.7794520000E</text:p>
            <text:p>53.9434460000N 27.7849670000E</text:p>
            <text:p>53.9429540000N 27.7864280000E</text:p>
            <text:p>53.9370450000N 27.7915440000E</text:p>
            <text:p>53.9354160000N 27.7826880000E</text:p>
            <text:p>53.9408650000N 27.7785990000E</text:p>
          </table:table-cell>
          <table:table-cell table:number-columns-repeated="3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52.0555555585N 23.7580555459E</text:p>
            <text:p>52.0580555585N 23.7583333237E</text:p>
            <text:p>52.0583333363N 23.7502777680E</text:p>
            <text:p>52.0561111141N 23.7497222124E</text:p>
            <text:p>52.0555555585N 23.7580555459E</text:p>
          </table:table-cell>
          <table:table-cell table:number-columns-repeated="3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53.9449186604N 27.7198970112E</text:p>
            <text:p>53.9444567670N 27.7215673037E</text:p>
            <text:p>53.9445696748N 27.7287356425E</text:p>
            <text:p>53.9476385948N 27.7290836201E</text:p>
            <text:p>53.9486957288N 27.7375568750E</text:p>
            <text:p>53.9518567067N 27.7370001108E</text:p>
            <text:p>53.9517130311N 27.7439074664E</text:p>
            <text:p>53.9542067583N 27.7463607085E</text:p>
            <text:p>53.9553252950N 27.7463085119E</text:p>
            <text:p>53.9546582813N 27.7412454376E</text:p>
            <text:p>53.9564848472N 27.7387921955E</text:p>
            <text:p>53.9567311196N 27.7394185552E</text:p>
            <text:p>53.9575212336N 27.7384094201E</text:p>
            <text:p>53.9573057495N 27.7378700548E</text:p>
            <text:p>53.9587730719N 27.7358169869E</text:p>
            <text:p>53.9604352905N 27.7361649645E</text:p>
            <text:p>53.9615311897N 27.7345226842E</text:p>
            <text:p>53.9573487438N 27.7252676976E</text:p>
            <text:p>53.9570184355N 27.7254646529E</text:p>
            <text:p>53.9544633060N 27.7251166753E</text:p>
            <text:p>53.9529342578N 27.7286312492E</text:p>
            <text:p>53.9526263889N 27.7264563891E</text:p>
            <text:p>53.9528008482N 27.7245599112E</text:p>
            <text:p>53.9488907312N 27.7230984052E</text:p>
            <text:p>53.9449186604N 27.7198970112E</text:p>
          </table:table-cell>
          <table:table-cell table:number-columns-repeated="3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53.9457222260N 27.6285555556E</text:p>
            <text:p>53.9443333371N 27.6333888889E</text:p>
            <text:p>53.9423611148N 27.6287500001E</text:p>
            <text:p>53.9443611148N 27.6263611112E</text:p>
            <text:p>53.9457222260N 27.6285555556E</text:p>
          </table:table-cell>
          <table:table-cell table:number-columns-repeated="3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54.1922777816N 28.3969444446E</text:p>
            <text:p>54.1722500038N 28.3983055557E</text:p>
            <text:p>54.1714444482N 28.3585833335E</text:p>
            <text:p>54.1923333371N 28.3581111113E</text:p>
            <text:p>54.1922777816N 28.3969444446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4.2566660000N 28.4125000000E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53.9761111149N 27.6625000001E</text:p>
            <text:p>53.9955555593N 27.7127777778E</text:p>
            <text:p>53.9772222260N 27.7538888890E</text:p>
            <text:p>53.9605555593N 27.7163888890E</text:p>
            <text:p>53.9761111149N 27.6625000001E</text:p>
          </table:table-cell>
          <table:table-cell table:number-columns-repeated="3"/>
        </table:table-row>
        <table:table-row table:style-name="ro12">
          <table:table-cell office:value-type="float" office:value="55" calcext:value-type="float">
            <text:p>55</text:p>
          </table:table-cell>
          <table:table-cell office:value-type="string" calcext:value-type="string">
            <text:p>53.9436048169N 27.7185920951E</text:p>
            <text:p>53.9405971906N 27.7254994507E</text:p>
            <text:p>53.9352178207N 27.7133028354E</text:p>
            <text:p>53.9361058754N 27.7038465438E</text:p>
            <text:p>53.9405458640N 27.7012367117E</text:p>
            <text:p>53.9434713774N 27.7076481992E</text:p>
            <text:p>53.9436048169N 27.7185920951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54.9666666700N 28.7875000000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54.2405555594N 28.4655555557E</text:p>
            <text:p>54.2430555594N 28.4655555557E</text:p>
            <text:p>54.2455555594N 28.4563888891E</text:p>
            <text:p>54.2441666705N 28.4544444446E</text:p>
            <text:p>54.2405555594N 28.4655555557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4.2472222200N 28.36083333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2">
          <table:table-cell office:value-type="float" office:value="59" calcext:value-type="float">
            <text:p>59</text:p>
          </table:table-cell>
          <table:table-cell office:value-type="string" calcext:value-type="string">
            <text:p>54.1944444483N 28.5138888891E</text:p>
            <text:p>54.1913888927N 28.5213888891E</text:p>
            <text:p>54.1877777816N 28.5141666669E</text:p>
            <text:p>54.1905555594N 28.5083333335E</text:p>
            <text:p>54.1916666705N 28.5097222224E</text:p>
            <text:p>54.1925000038N 28.5097222224E</text:p>
            <text:p>54.1944444483N 28.5138888891E</text:p>
          </table:table-cell>
          <table:table-cell table:number-columns-repeated="3"/>
        </table:table-row>
        <table:table-row table:style-name="ro8">
          <table:table-cell office:value-type="float" office:value="60" calcext:value-type="float">
            <text:p>60</text:p>
          </table:table-cell>
          <table:table-cell office:value-type="string" calcext:value-type="string">
            <text:p>54.1316666705N 28.3041666668E</text:p>
            <text:p>54.1322222260N 28.3044444446E</text:p>
            <text:p>54.1322222260N 28.3105555557E</text:p>
            <text:p>54.1319444482N 28.3113888890E</text:p>
            <text:p>54.1313888927N 28.3111111112E</text:p>
            <text:p>54.1316666705N 28.3105555557E</text:p>
            <text:p>54.1311111149N 28.3100000001E</text:p>
            <text:p>54.1316666705N 28.3041666668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54.1312813000N 28.28070121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54.1694444400N 28.24805556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54.5605041100N 28.5621768200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4">
          <table:table-cell office:value-type="float" office:value="64" calcext:value-type="float">
            <text:p>64</text:p>
          </table:table-cell>
          <table:table-cell office:value-type="string" calcext:value-type="string">
            <text:p>53.8450000037N 27.7305555556E</text:p>
            <text:p>53.8433333370N 27.7352777778E</text:p>
            <text:p>53.8488888926N 27.7400000001E</text:p>
            <text:p>53.8525000037N 27.7452777778E</text:p>
            <text:p>53.8541666704N 27.7461111112E</text:p>
            <text:p>53.8561111148N 27.7497222223E</text:p>
            <text:p>53.8563888926N 27.7525000001E</text:p>
            <text:p>53.8591666704N 27.7533333334E</text:p>
            <text:p>53.8583333370N 27.7600000001E</text:p>
            <text:p>53.8597222259N 27.7591666667E</text:p>
            <text:p>53.8630555593N 27.7719444445E</text:p>
            <text:p>53.8658333370N 27.7711111112E</text:p>
            <text:p>53.8633333370N 27.7505555556E</text:p>
            <text:p>53.8677777815N 27.7533333334E</text:p>
            <text:p>53.8669444482N 27.7472222223E</text:p>
            <text:p>53.8683333370N 27.7447222223E</text:p>
            <text:p>53.8650000037N 27.7363888890E</text:p>
            <text:p>53.8591666704N 27.7347222223E</text:p>
            <text:p>53.8561111148N 27.7430555556E</text:p>
            <text:p>53.8500000037N 27.7394444445E</text:p>
            <text:p>53.8558333370N 27.7338888890E</text:p>
            <text:p>53.8450000037N 27.7305555556E</text:p>
          </table:table-cell>
          <table:table-cell table:number-columns-repeated="3"/>
        </table:table-row>
        <table:table-row table:style-name="ro15">
          <table:table-cell office:value-type="float" office:value="65" calcext:value-type="float">
            <text:p>65</text:p>
          </table:table-cell>
          <table:table-cell office:value-type="string" calcext:value-type="string">
            <text:p>53.9381388959N 30.2661389101Е</text:p>
            <text:p>53.9407222292N 30.2693333547Е</text:p>
            <text:p>53.9393888959N 30.2722777992Е</text:p>
            <text:p>53.9403333404N 30.2733889104Е</text:p>
            <text:p>53.9400277848N 30.2743055771Е</text:p>
            <text:p>53.9408055626N 30.2790277995Е</text:p>
            <text:p>53.9413055626N 30.2776944661Е</text:p>
            <text:p>53.9415833404N 30.2783055773Е</text:p>
            <text:p>53.9409166737N 30.2812222441Е</text:p>
            <text:p>53.9417500070N 30.2846111331Е</text:p>
            <text:p>53.9414444515N 30.2859166887Е</text:p>
            <text:p>53.9398055626N 30.2846111331Е</text:p>
            <text:p>53.9390555626N 30.2830277997Е</text:p>
            <text:p>53.9404444515N 30.2791944662Е</text:p>
            <text:p>53.9401388959N 30.2766944661Е</text:p>
            <text:p>53.9383055626N 30.2743333549Е</text:p>
            <text:p>53.9371944515N 30.2743333549Е</text:p>
            <text:p>53.9371944515N 30.2717222436Е</text:p>
            <text:p>53.9364444515N 30.2712222436Е</text:p>
            <text:p>53.9361111181N 30.2706389103Е</text:p>
            <text:p>53.9381388959N 30.2661389101Е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55.4713988890N 28.787500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53.0319170069N 28.1939860002E</text:p>
            <text:p>53.0320590069N 28.2057010002E</text:p>
            <text:p>53.0292970069N 28.2052720002E</text:p>
            <text:p>53.0286650069N 28.1942650002E</text:p>
            <text:p>53.0319170104N 28.1939860003E</text:p>
          </table:table-cell>
          <table:table-cell table:number-columns-repeated="3"/>
        </table:table-row>
        <table:table-row table:style-name="ro11">
          <table:table-cell office:value-type="float" office:value="68" calcext:value-type="float">
            <text:p>68</text:p>
          </table:table-cell>
          <table:table-cell office:value-type="string" calcext:value-type="string">
            <text:p>53.2944444480N 28.6383333336E</text:p>
            <text:p>53.2927777813N 28.6375000002E</text:p>
            <text:p>53.2925000035N 28.6383333336E</text:p>
            <text:p>53.2886111146N 28.6363888891E</text:p>
            <text:p>53.2888888924N 28.6341666669E</text:p>
            <text:p>53.2866666702N 28.6366666669E</text:p>
            <text:p>53.2861111146N 28.6400000002E</text:p>
            <text:p>53.2863888924N 28.6427777780E</text:p>
            <text:p>53.2897222258N 28.6469444447E</text:p>
            <text:p>53.2916666702N 28.6483333336E</text:p>
            <text:p>53.2927777813N 28.6477777780E</text:p>
            <text:p>53.2944444480N 28.6383333336E</text:p>
          </table:table-cell>
          <table:table-cell table:number-columns-repeated="3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53.3083333369N 28.6527777780E</text:p>
            <text:p>53.3047222258N 28.6497222224E</text:p>
            <text:p>53.3022222258N 28.6541666669E</text:p>
            <text:p>53.3069444480N 28.6572222224E</text:p>
            <text:p>53.3083333369N 28.6527777780E</text:p>
          </table:table-cell>
          <table:table-cell table:number-columns-repeated="3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54.1635600038N 28.5217310002E</text:p>
            <text:p>54.1693750038N 28.5275560002E</text:p>
            <text:p>54.1711470038N 28.5345510002E</text:p>
            <text:p>54.1767770038N 28.5382170002E</text:p>
            <text:p>54.1791170038N 28.5420290002E</text:p>
            <text:p>54.1823050038N 28.5550080002E</text:p>
            <text:p>54.1843100038N 28.5680430002E</text:p>
            <text:p>54.1667010038N 28.5828470002E</text:p>
            <text:p>54.1614630038N 28.5673680002E</text:p>
            <text:p>54.1473070038N 28.5701550002E</text:p>
            <text:p>54.1489940038N 28.5429380002E</text:p>
            <text:p>54.1541070038N 28.5395060002E</text:p>
            <text:p>54.1600720038N 28.5238530002E</text:p>
            <text:p>54.1635600038N 28.5217310002E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54.0867222200N 26.52783056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54.1182416700N 26.49436389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54.0234068492N 26.3430539950Е</text:p>
            <text:p>54.0267670159N 26.3490740077Е</text:p>
            <text:p>54.0277401840N 26.3468817487Е</text:p>
            <text:p>54.0243698517N 26.3416098879Е</text:p>
            <text:p>54.0234068530N 26.3430539949Е</text:p>
          </table:table-cell>
          <table:table-cell table:number-columns-repeated="3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53.5799166703N 25.7509166665E</text:p>
            <text:p>53.5800277814N 25.7541722221E</text:p>
            <text:p>53.5769444481N 25.7544277777E</text:p>
            <text:p>53.5788888925N 25.7510833332E</text:p>
            <text:p>53.5799166703N 25.7509166665E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55.2323004300N 30.2464615400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54.1144444482N 28.3563888890E</text:p>
            <text:p>54.1230555593N 28.3705555557E</text:p>
            <text:p>54.1180555593N 28.3791666668E</text:p>
            <text:p>54.1116666705N 28.3619444446E</text:p>
            <text:p>54.1144444482N 28.3563888890E</text:p>
          </table:table-cell>
          <table:table-cell table:number-columns-repeated="3"/>
        </table:table-row>
        <table:table-row table:style-name="ro7">
          <table:table-cell office:value-type="float" office:value="77" calcext:value-type="float">
            <text:p>77</text:p>
          </table:table-cell>
          <table:table-cell office:value-type="string" calcext:value-type="string">
            <text:p>53.0133333368N 27.5408333334E</text:p>
            <text:p>53.0094444479N 27.5477777778E</text:p>
            <text:p>53.0033333368N 27.5361111112E</text:p>
            <text:p>53.0047222257N 27.5327777778E</text:p>
            <text:p>53.0069444479N 27.5322222223E</text:p>
            <text:p>53.0133333368N 27.5408333334E</text:p>
          </table:table-cell>
          <table:table-cell table:number-columns-repeated="3"/>
        </table:table-row>
        <table:table-row table:style-name="ro16">
          <table:table-cell office:value-type="float" office:value="78" calcext:value-type="float">
            <text:p>78</text:p>
          </table:table-cell>
          <table:table-cell office:value-type="string" calcext:value-type="string">
            <text:p>53.9868890037N 27.8350990001E</text:p>
            <text:p>53.9883610038N 27.8367260001E</text:p>
            <text:p>53.9912950038N 27.8357340001E</text:p>
            <text:p>53.9913520038N 27.8367970001E</text:p>
            <text:p>53.9903130038N 27.8375080001E</text:p>
            <text:p>53.9907300038N 27.8419680001E</text:p>
            <text:p>53.9897640038N 27.8428600001E</text:p>
            <text:p>53.9893600038N 27.8448230001E</text:p>
            <text:p>53.9874890038N 27.8450140001E</text:p>
            <text:p>53.9861130037N 27.8443380001E</text:p>
            <text:p>53.9852370037N 27.8409630001E</text:p>
            <text:p>53.9854400037N 27.8387550001E</text:p>
            <text:p>53.9868890037N 27.8350990001E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52.9520120000N 29.7641560000E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54.2205880000N 28.4692100000E</text:p>
            <text:p>54.2209320000N 28.4721250000E</text:p>
            <text:p>54.2183130000N 28.4734080000E</text:p>
            <text:p>54.2177400000N 28.4696950000E</text:p>
            <text:p>54.2205880000N 28.4692100000E</text:p>
          </table:table-cell>
          <table:table-cell table:number-columns-repeated="3"/>
        </table:table-row>
        <table:table-row table:style-name="ro8">
          <table:table-cell office:value-type="float" office:value="81" calcext:value-type="float">
            <text:p>81</text:p>
          </table:table-cell>
          <table:table-cell office:value-type="string" calcext:value-type="string">
            <text:p>54.2690000038N 27.0559555556E</text:p>
            <text:p>54.2652611149N 27.0564194444E</text:p>
            <text:p>54.2570638927N 27.0687361111E</text:p>
            <text:p>54.2580305594N 27.0709250000E</text:p>
            <text:p>54.2599722261N 27.0681555556E</text:p>
            <text:p>54.2623027816N 27.0725972222E</text:p>
            <text:p>54.2691805594N 27.0632083333E</text:p>
            <text:p>54.2690000038N 27.0559555556E</text:p>
          </table:table-cell>
          <table:table-cell table:number-columns-repeated="3"/>
        </table:table-row>
        <table:table-row table:style-name="ro7">
          <table:table-cell office:value-type="float" office:value="82" calcext:value-type="float">
            <text:p>82</text:p>
          </table:table-cell>
          <table:table-cell office:value-type="string" calcext:value-type="string">
            <text:p>53.1392500035N 25.3786111109Е</text:p>
            <text:p>53.1212500035N 25.3819583331Е</text:p>
            <text:p>53.1226388924N 25.4105027776Е</text:p>
            <text:p>53.1420611146N 25.4059722220Е</text:p>
            <text:p>53.1407222257N 25.3821777776Е</text:p>
            <text:p>53.1392500035N 25.3786111109Е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3.5180555600N 26.9250000000Е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3.6419444400N 27.2236111100Е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53.0008324405N 27.5706929107E</text:p>
            <text:p>52.9998982629N 27.5748164454E</text:p>
            <text:p>52.9976834462N 27.5729112680E</text:p>
            <text:p>52.9986019267N 27.5688051322E</text:p>
            <text:p>53.0008324405N 27.5706929107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54.3261111100N 29.2552777800E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2.9333333300N 27.910000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53.0358337072N 28.2224636768E</text:p>
            <text:p>53.0188927120N 28.2169830294E</text:p>
            <text:p>53.0203615459N 28.2369047477E</text:p>
            <text:p>53.0341556407N 28.2414284567E</text:p>
            <text:p>53.0358337072N 28.2224636768E</text:p>
          </table:table-cell>
          <table:table-cell table:number-columns-repeated="3"/>
        </table:table-row>
        <table:table-row table:style-name="ro12">
          <table:table-cell office:value-type="float" office:value="89" calcext:value-type="float">
            <text:p>89</text:p>
          </table:table-cell>
          <table:table-cell office:value-type="string" calcext:value-type="string">
            <text:p>52.9674730000N 25.7660030000E</text:p>
            <text:p>52.9701350000N 25.7671110000E</text:p>
            <text:p>52.9698410000N 25.7729340000E</text:p>
            <text:p>52.9661740000N 25.7779420000E</text:p>
            <text:p>52.9639890000N 25.7732100000E</text:p>
            <text:p>52.9652530000N 25.7691620000E</text:p>
            <text:p>52.9674730000N 25.7660030000E</text:p>
          </table:table-cell>
          <table:table-cell table:number-columns-repeated="3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53.1265120000N 29.2503460000E</text:p>
            <text:p>53.1263940000N 29.2517380000E</text:p>
            <text:p>53.1255950000N 29.2516850000E</text:p>
            <text:p>53.1250200000N 29.2501580000E</text:p>
            <text:p>53.1265120000N 29.2503460000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52.3685718000N 31.0373415700E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53.8546185017N 30.1637611768E</text:p>
            <text:p>53.8523759732N 30.1675280345E</text:p>
            <text:p>53.8483638090N 30.1607859682E</text:p>
            <text:p>53.8508071601N 30.1569582145E</text:p>
            <text:p>53.8546185017N 30.1637611768E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53.4255555600N 28.5000000000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2">
          <table:table-cell office:value-type="float" office:value="94" calcext:value-type="float">
            <text:p>94</text:p>
          </table:table-cell>
          <table:table-cell office:value-type="string" calcext:value-type="string">
            <text:p>53.9578957630N 27.7628548473E</text:p>
            <text:p>53.9616973009N 27.7629940384E</text:p>
            <text:p>53.9664012861N 27.7539292216E</text:p>
            <text:p>53.9619897125N 27.7526939011E</text:p>
            <text:p>53.9615485293N 27.7578961664E</text:p>
            <text:p>53.9578855019N 27.7576090848E</text:p>
            <text:p>53.9578957630N 27.7628548473E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53.2908333300N 28.6183333300E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3.2222222200N 26.6725000000E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3.9508333300N 28.067500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4.0969444400N 28.10583333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7">
          <table:table-cell office:value-type="float" office:value="99" calcext:value-type="float">
            <text:p>99</text:p>
          </table:table-cell>
          <table:table-cell office:value-type="string" calcext:value-type="string">
            <text:p>54.2020170000N 28.5062470000E</text:p>
            <text:p>54.1993150000N 28.5060430000E</text:p>
            <text:p>54.1997570000N 28.5003950000E</text:p>
            <text:p>54.1989200000N 28.5003400000E</text:p>
            <text:p>54.1990060000N 28.4969000000E</text:p>
            <text:p>54.2013750000N 28.4980420000E</text:p>
            <text:p>54.2012660000N 28.4986330000E</text:p>
            <text:p>54.2020480000N 28.4990560000E</text:p>
            <text:p>54.2018780000N 28.5010050000E</text:p>
            <text:p>54.2025120000N 28.5012020000E</text:p>
            <text:p>54.2020170000N 28.5062470000E</text:p>
          </table:table-cell>
          <table:table-cell table:number-columns-repeated="3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52.0851587017N 23.7885416483E</text:p>
            <text:p>52.0854073734N 23.7993620122E</text:p>
            <text:p>52.0805258645N 23.8172097839E</text:p>
            <text:p>52.0799705776N 23.7888374293E</text:p>
            <text:p>52.0851587017N 23.7885416483E</text:p>
          </table:table-cell>
          <table:table-cell table:number-columns-repeated="3"/>
        </table:table-row>
        <table:table-row table:style-name="ro9">
          <table:table-cell office:value-type="float" office:value="101" calcext:value-type="float">
            <text:p>101</text:p>
          </table:table-cell>
          <table:table-cell office:value-type="string" calcext:value-type="string">
            <text:p>53.0529777812N 25.5865277776E</text:p>
            <text:p>53.0756722257N 25.6445555554E</text:p>
            <text:p>53.0671638924N 25.7449833332E</text:p>
            <text:p>53.0826333368N 25.7605194443E</text:p>
            <text:p>53.0694583368N 25.8262777777E</text:p>
            <text:p>53.0797722257N 25.8474055555E</text:p>
            <text:p>53.0668277813N 25.8760722221E</text:p>
            <text:p>53.0390222257N 25.8103055555E</text:p>
            <text:p>53.0261166701N 25.7330805554E</text:p>
            <text:p>53.0529777812N 25.5865277776E</text:p>
          </table:table-cell>
          <table:table-cell table:number-columns-repeated="3"/>
        </table:table-row>
        <table:table-row table:style-name="ro9">
          <table:table-cell office:value-type="float" office:value="102" calcext:value-type="float">
            <text:p>102</text:p>
          </table:table-cell>
          <table:table-cell office:value-type="string" calcext:value-type="string">
            <text:p>53.0549472257N 25.4104999998E</text:p>
            <text:p>53.0577777812N 25.4179999998E</text:p>
            <text:p>53.0595583368N 25.4180222220E</text:p>
            <text:p>53.0604888924N 25.4258777776E</text:p>
            <text:p>53.0585027812N 25.4417777776E</text:p>
            <text:p>53.0459666701N 25.4426583332E</text:p>
            <text:p>53.0369611146N 25.4274999998E</text:p>
            <text:p>53.0419166701N 25.4163333331E</text:p>
            <text:p>53.0513361146N 25.4101055554E</text:p>
            <text:p>53.0549472257N 25.4104999998E</text:p>
          </table:table-cell>
          <table:table-cell table:number-columns-repeated="3"/>
        </table:table-row>
        <table:table-row table:style-name="ro18">
          <table:table-cell office:value-type="float" office:value="103" calcext:value-type="float">
            <text:p>103</text:p>
          </table:table-cell>
          <table:table-cell office:value-type="string" calcext:value-type="string">
            <text:p>53.6448222257N 23.7638944346E</text:p>
            <text:p>53.6450833368N 23.7603249901E</text:p>
            <text:p>53.6479277812N 23.7622222123E</text:p>
            <text:p>53.6491111145N 23.7607055456E</text:p>
            <text:p>53.6511527812N 23.7615361012E</text:p>
            <text:p>53.6550666701N 23.7647222124E</text:p>
            <text:p>53.6554111146N 23.7675333235E</text:p>
            <text:p>53.6559027812N 23.7688055458E</text:p>
            <text:p>53.6556472257N 23.7738055459E</text:p>
            <text:p>53.6543055590N 23.7747777681E</text:p>
            <text:p>53.6498805590N 23.7744166570E</text:p>
            <text:p>53.6449444479N 23.7706055458E</text:p>
            <text:p>53.6453694479N 23.7689999902E</text:p>
            <text:p>53.6470916701N 23.7704722125E</text:p>
            <text:p>53.6479027812N 23.7681666569E</text:p>
            <text:p>53.6458250034N 23.7665527680E</text:p>
            <text:p>53.6462777812N 23.7649666568E</text:p>
            <text:p>53.6448222257N 23.7638944346E</text:p>
            <text:p>53.6448222257N 23.7638944346E</text:p>
          </table:table-cell>
          <table:table-cell table:number-columns-repeated="3"/>
        </table:table-row>
        <table:table-row table:style-name="ro19">
          <table:table-cell office:value-type="float" office:value="104" calcext:value-type="float">
            <text:p>104</text:p>
          </table:table-cell>
          <table:table-cell office:value-type="string" calcext:value-type="string">
            <text:p>53.6443058982N 23.8265146966E</text:p>
            <text:p>53.6474279915N 23.8339266028E</text:p>
            <text:p>53.6472729230N 23.8357534939E</text:p>
            <text:p>53.6409767954N 23.8433916110E</text:p>
            <text:p>53.6372751848N 23.8343441930E</text:p>
            <text:p>53.6443058982N 23.8265146966E</text:p>
          </table:table-cell>
          <table:table-cell table:number-columns-repeated="3"/>
        </table:table-row>
        <table:table-row table:style-name="ro20">
          <table:table-cell office:value-type="float" office:value="105" calcext:value-type="float">
            <text:p>105</text:p>
          </table:table-cell>
          <table:table-cell office:value-type="string" calcext:value-type="string">
            <text:p>53.8833091223N 23.9041154525E</text:p>
            <text:p>53.8701174502N 23.8950488958E</text:p>
            <text:p>53.8400810688N 23.8939701652E</text:p>
            <text:p>53.8317709516N 23.9096291577E</text:p>
            <text:p>53.8910683669N 24.0576414349E</text:p>
            <text:p>53.9004507102N 24.0484722248E</text:p>
            <text:p>53.8833091223N 23.9041154525E</text:p>
          </table:table-cell>
          <table:table-cell table:number-columns-repeated="3"/>
        </table:table-row>
        <table:table-row table:style-name="ro21">
          <table:table-cell office:value-type="float" office:value="106" calcext:value-type="float">
            <text:p>106</text:p>
          </table:table-cell>
          <table:table-cell office:value-type="string" calcext:value-type="string">
            <text:p>53.6303138923N 23.7600055456E</text:p>
            <text:p>53.6327388923N 23.7563694344E</text:p>
            <text:p>53.6342583368N 23.7566472122E</text:p>
            <text:p>53.6357361145N 23.7600583234E</text:p>
            <text:p>53.6342666701N 23.7618833234E</text:p>
            <text:p>53.6356333368N 23.7652194346E</text:p>
            <text:p>53.6334194479N 23.7679777680E</text:p>
            <text:p>53.6303138923N 23.7600055456E</text:p>
          </table:table-cell>
          <table:table-cell table:number-columns-repeated="3"/>
        </table:table-row>
        <table:table-row table:style-name="ro19">
          <table:table-cell office:value-type="float" office:value="107" calcext:value-type="float">
            <text:p>107</text:p>
          </table:table-cell>
          <table:table-cell office:value-type="string" calcext:value-type="string">
            <text:p>53.6798861146N 23.8407333249E</text:p>
            <text:p>53.6805000035N 23.8406888805E</text:p>
            <text:p>53.6801888924N 23.8423305472E</text:p>
            <text:p>53.6796722257N 23.8420249916E</text:p>
            <text:p>53.6798666701N 23.8411666583E</text:p>
            <text:p>53.6798861146N 23.8407333249E</text:p>
          </table:table-cell>
          <table:table-cell table:number-columns-repeated="3"/>
        </table:table-row>
        <table:table-row table:style-name="ro21">
          <table:table-cell office:value-type="float" office:value="108" calcext:value-type="float">
            <text:p>108</text:p>
          </table:table-cell>
          <table:table-cell office:value-type="string" calcext:value-type="string">
            <text:p>53.6732305590N 23.7795277682E</text:p>
            <text:p>53.6746000035N 23.7803888793E</text:p>
            <text:p>53.6746250035N 23.7815833238E</text:p>
            <text:p>53.6740861146N 23.7862499906E</text:p>
            <text:p>53.6714666701N 23.7852499906E</text:p>
            <text:p>53.6715888923N 23.7839999905E</text:p>
            <text:p>53.6724444479N 23.7834722127E</text:p>
            <text:p>53.6732305590N 23.7795277682E</text:p>
          </table:table-cell>
          <table:table-cell table:number-columns-repeated="3"/>
        </table:table-row>
        <table:table-row table:style-name="ro21">
          <table:table-cell office:value-type="float" office:value="109" calcext:value-type="float">
            <text:p>109</text:p>
          </table:table-cell>
          <table:table-cell office:value-type="string" calcext:value-type="string">
            <text:p>53.1209094362N 25.9894043483E</text:p>
            <text:p>53.1160420481N 25.9780515787E</text:p>
            <text:p>53.1118807773N 25.9700480937E</text:p>
            <text:p>53.1096036843N 25.9733538810E</text:p>
            <text:p>53.1139483775N 25.9808788968E</text:p>
            <text:p>53.1125874367N 25.9828362709E</text:p>
            <text:p>53.1181356162N 25.9921881692E</text:p>
            <text:p>53.1209094362N 25.9894043483E</text:p>
          </table:table-cell>
          <table:table-cell table:number-columns-repeated="3"/>
        </table:table-row>
        <table:table-row table:style-name="ro22">
          <table:table-cell office:value-type="float" office:value="110" calcext:value-type="float">
            <text:p>110</text:p>
          </table:table-cell>
          <table:table-cell office:value-type="string" calcext:value-type="string">
            <text:p>53.5807833370N 25.7893138888E</text:p>
            <text:p>53.5822861147N 25.7906666666E</text:p>
            <text:p>53.5837638925N 25.7877055554E</text:p>
            <text:p>53.5852555592N 25.7881999999E</text:p>
            <text:p>53.5841361147N 25.7971527777E</text:p>
            <text:p>53.5828055592N 25.7961166666E</text:p>
            <text:p>53.5820361147N 25.7977999999E</text:p>
            <text:p>53.5824027814N 25.7982249999E</text:p>
            <text:p>53.5812666703N 25.8007472221E</text:p>
            <text:p>53.5803833370N 25.7993138888E</text:p>
            <text:p>53.5783111147N 25.7935194443E</text:p>
            <text:p>53.5807833370N 25.7893138888E</text:p>
          </table:table-cell>
          <table:table-cell table:number-columns-repeated="3"/>
        </table:table-row>
        <table:table-row table:style-name="ro23">
          <table:table-cell office:value-type="float" office:value="111" calcext:value-type="float">
            <text:p>111</text:p>
          </table:table-cell>
          <table:table-cell office:value-type="string" calcext:value-type="string">
            <text:p>53.0802777813N 25.3230555553E</text:p>
            <text:p>53.0792976339N 25.3222657192E</text:p>
            <text:p>53.0763888924N 25.3236111109E</text:p>
            <text:p>53.0752777813N 25.3205555553E</text:p>
            <text:p>53.0733961125N 25.3182730413E</text:p>
            <text:p>53.0701571936N 25.3214764874E</text:p>
            <text:p>53.0716666701N 25.3261111109E</text:p>
            <text:p>53.0726362270N 25.3256767432E</text:p>
            <text:p>53.0731289092N 25.3277603787E</text:p>
            <text:p>53.0808333368N 25.3244444442E</text:p>
            <text:p>53.0802777813N 25.3230555553E</text:p>
          </table:table-cell>
          <table:table-cell table:number-columns-repeated="3"/>
        </table:table-row>
        <table:table-row table:style-name="ro20">
          <table:table-cell office:value-type="float" office:value="112" calcext:value-type="float">
            <text:p>112</text:p>
          </table:table-cell>
          <table:table-cell office:value-type="string" calcext:value-type="string">
            <text:p>53.0595666701N 25.3179444442E</text:p>
            <text:p>53.0639833368N 25.3124166664E</text:p>
            <text:p>53.0656972257N 25.3161944442E</text:p>
            <text:p>53.0640138924N 25.3186944442E</text:p>
            <text:p>53.0644138924N 25.3195833331E</text:p>
            <text:p>53.0625000035N 25.3239722220E</text:p>
            <text:p>53.0595666701N 25.3179444442E</text:p>
          </table:table-cell>
          <table:table-cell table:number-columns-repeated="3"/>
        </table:table-row>
        <table:table-row table:style-name="ro24">
          <table:table-cell office:value-type="float" office:value="113" calcext:value-type="float">
            <text:p>113</text:p>
          </table:table-cell>
          <table:table-cell office:value-type="string" calcext:value-type="string">
            <text:p>53.1476649431N 29.2413421238E</text:p>
            <text:p>53.1458029587N 29.2436387760E</text:p>
            <text:p>53.1463678390N 29.2457614395E</text:p>
            <text:p>53.1451230004N 29.2464921924E</text:p>
            <text:p>53.1446731759N 29.2491542212E</text:p>
            <text:p>53.1454263678N 29.2532429581E</text:p>
            <text:p>53.1460749390N 29.2521468286E</text:p>
            <text:p>53.1487005060N 29.2498327775E</text:p>
            <text:p>53.1498615619N 29.2464921924E</text:p>
            <text:p>53.1476649431N 29.2413421238E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54.2247222200N 28.4800000000E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25">
          <table:table-cell office:value-type="float" office:value="115" calcext:value-type="float">
            <text:p>115</text:p>
          </table:table-cell>
          <table:table-cell office:value-type="string" calcext:value-type="string">
            <text:p>52.9778471725N 27.5709112631N</text:p>
            <text:p>52.9930620868N 27.5738600081N</text:p>
            <text:p>52.9905555590N 27.5977777778N</text:p>
            <text:p>52.9778471725N 27.6059065548N</text:p>
            <text:p>52.9778471725N 27.5709112631N</text:p>
          </table:table-cell>
          <table:table-cell table:number-columns-repeated="3"/>
        </table:table-row>
        <table:table-row table:style-name="ro20">
          <table:table-cell office:value-type="float" office:value="116" calcext:value-type="float">
            <text:p>116</text:p>
          </table:table-cell>
          <table:table-cell office:value-type="string" calcext:value-type="string">
            <text:p>52.5446367611N 24.8816176216N</text:p>
            <text:p>52.5504704327N 24.9322483640N</text:p>
            <text:p>52.5663764854N 24.9425137036N</text:p>
            <text:p>52.5784612097N 24.9226789797N</text:p>
            <text:p>52.5750693443N 24.9009303790N</text:p>
            <text:p>52.5560912334N 24.8701343604N</text:p>
            <text:p>52.5446367611N 24.8816176216N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53.0325000000N 25.83138889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1">
          <table:table-cell office:value-type="float" office:value="118" calcext:value-type="float">
            <text:p>118</text:p>
          </table:table-cell>
          <table:table-cell office:value-type="string" calcext:value-type="string">
            <text:p>54.1830555632N 26.7197222222E</text:p>
            <text:p>54.1855555632N 26.7352777777E</text:p>
            <text:p>54.1858333410N 26.7441666666E</text:p>
            <text:p>54.1788888965N 26.7341666666E</text:p>
            <text:p>54.1697222298N 26.7483333333E</text:p>
            <text:p>54.1691666743N 26.7422222222E</text:p>
            <text:p>54.1733333410N 26.7313888888E</text:p>
            <text:p>54.1830555632N 26.7197222222E</text:p>
          </table:table-cell>
          <table:table-cell table:number-columns-repeated="3"/>
        </table:table-row>
        <table:table-row table:style-name="ro25">
          <table:table-cell office:value-type="float" office:value="119" calcext:value-type="float">
            <text:p>119</text:p>
          </table:table-cell>
          <table:table-cell office:value-type="string" calcext:value-type="string">
            <text:p>53.8986110000N 27.6025000000E</text:p>
            <text:p>53.8994440000N 27.6016660000E</text:p>
            <text:p>53.8991660000N 27.6005550000E</text:p>
            <text:p>53.8983330000N 27.6013880000E</text:p>
            <text:p>53.8986110000N 27.6025000000E</text:p>
          </table:table-cell>
          <table:table-cell table:number-columns-repeated="3"/>
        </table:table-row>
        <table:table-row table:style-name="ro25">
          <table:table-cell office:value-type="float" office:value="120" calcext:value-type="float">
            <text:p>120</text:p>
          </table:table-cell>
          <table:table-cell office:value-type="string" calcext:value-type="string">
            <text:p>53.9083330000N 27.5822220000E</text:p>
            <text:p>53.9075000000N 27.5805550000E</text:p>
            <text:p>53.9063880000N 27.5822220000E</text:p>
            <text:p>53.9069440000N 27.5833330000E</text:p>
            <text:p>53.9083330000N 27.5822220000E</text:p>
          </table:table-cell>
          <table:table-cell table:number-columns-repeated="3"/>
        </table:table-row>
        <table:table-row table:style-name="ro25">
          <table:table-cell office:value-type="float" office:value="121" calcext:value-type="float">
            <text:p>121</text:p>
          </table:table-cell>
          <table:table-cell office:value-type="string" calcext:value-type="string">
            <text:p>55.1994440000N 30.2044440000E</text:p>
            <text:p>55.1997220000N 30.2022220000E</text:p>
            <text:p>55.1980550000N 30.2019440000E</text:p>
            <text:p>55.1980550000N 30.2041660000E</text:p>
            <text:p>55.1994440000N 30.2044440000E</text:p>
          </table:table-cell>
          <table:table-cell table:number-columns-repeated="3"/>
        </table:table-row>
        <table:table-row table:style-name="ro25">
          <table:table-cell office:value-type="float" office:value="122" calcext:value-type="float">
            <text:p>122</text:p>
          </table:table-cell>
          <table:table-cell office:value-type="string" calcext:value-type="string">
            <text:p>53.9066660000N 30.3450000000E</text:p>
            <text:p>53.9052770000N 30.3447220000E</text:p>
            <text:p>53.9052770000N 30.3461110000E</text:p>
            <text:p>53.9063880000N 30.3469440000E</text:p>
            <text:p>53.9066660000N 30.3450000000E</text:p>
          </table:table-cell>
          <table:table-cell table:number-columns-repeated="3"/>
        </table:table-row>
        <table:table-row table:style-name="ro25">
          <table:table-cell office:value-type="float" office:value="123" calcext:value-type="float">
            <text:p>123</text:p>
          </table:table-cell>
          <table:table-cell office:value-type="string" calcext:value-type="string">
            <text:p>52.4269440000N 31.0166660000E</text:p>
            <text:p>52.4261110000N 31.0155550000E</text:p>
            <text:p>52.4250000000N 31.0163880000E</text:p>
            <text:p>52.4258330000N 31.0188880000E</text:p>
            <text:p>52.4269440000N 31.0166660000E</text:p>
          </table:table-cell>
          <table:table-cell table:number-columns-repeated="3"/>
        </table:table-row>
        <table:table-row table:style-name="ro25">
          <table:table-cell office:value-type="float" office:value="124" calcext:value-type="float">
            <text:p>124</text:p>
          </table:table-cell>
          <table:table-cell office:value-type="string" calcext:value-type="string">
            <text:p>52.0955550000N 23.6827770000E</text:p>
            <text:p>52.0947220000N 23.6811110000E</text:p>
            <text:p>52.0936110000N 23.6819440000E</text:p>
            <text:p>52.0947220000N 23.6841660000E</text:p>
            <text:p>52.0955550000N 23.6827770000E</text:p>
          </table:table-cell>
          <table:table-cell table:number-columns-repeated="3"/>
        </table:table-row>
        <table:table-row table:style-name="ro25">
          <table:table-cell office:value-type="float" office:value="125" calcext:value-type="float">
            <text:p>125</text:p>
          </table:table-cell>
          <table:table-cell office:value-type="string" calcext:value-type="string">
            <text:p>53.6830550000N 23.8325000000E</text:p>
            <text:p>53.6813880000N 23.8322220000E</text:p>
            <text:p>53.6811110000N 23.8352770000E</text:p>
            <text:p>53.6830550000N 23.8352770000E</text:p>
            <text:p>53.6830550000N 23.8325000000E</text:p>
          </table:table-cell>
          <table:table-cell table:number-columns-repeated="3"/>
        </table:table-row>
        <table:table-row table:style-name="ro25">
          <table:table-cell office:value-type="float" office:value="126" calcext:value-type="float">
            <text:p>126</text:p>
          </table:table-cell>
          <table:table-cell office:value-type="string" calcext:value-type="string">
            <text:p>54.3233330000N 26.8727770000E</text:p>
            <text:p>54.3202770000N 26.8719440000E</text:p>
            <text:p>54.3188880000N 26.8886110000E</text:p>
            <text:p>54.3222220000N 26.8894440000E</text:p>
            <text:p>54.3233330000N 26.8727770000E</text:p>
          </table:table-cell>
          <table:table-cell table:number-columns-repeated="3"/>
        </table:table-row>
        <table:table-row table:style-name="ro25">
          <table:table-cell office:value-type="float" office:value="127" calcext:value-type="float">
            <text:p>127</text:p>
          </table:table-cell>
          <table:table-cell office:value-type="string" calcext:value-type="string">
            <text:p>53.9208330000N 27.6297220000E</text:p>
            <text:p>53.9211110000N 27.6269440000E</text:p>
            <text:p>53.9200000000N 27.6255550000E</text:p>
            <text:p>53.9191660000N 27.6291660000E</text:p>
            <text:p>53.9208330000N 27.6297220000E</text:p>
          </table:table-cell>
          <table:table-cell table:number-columns-repeated="3"/>
        </table:table-row>
        <table:table-row table:style-name="ro25">
          <table:table-cell office:value-type="float" office:value="128" calcext:value-type="float">
            <text:p>128</text:p>
          </table:table-cell>
          <table:table-cell office:value-type="string" calcext:value-type="string">
            <text:p>54.0663880000N 28.0288880000E</text:p>
            <text:p>54.0616660000N 28.0280550000E</text:p>
            <text:p>54.0622220000N 28.0380550000E</text:p>
            <text:p>54.0666660000N 28.0366660000E</text:p>
            <text:p>54.0663880000N 28.0288880000E</text:p>
          </table:table-cell>
          <table:table-cell table:number-columns-repeated="3"/>
        </table:table-row>
        <table:table-row table:style-name="ro25">
          <table:table-cell office:value-type="float" office:value="129" calcext:value-type="float">
            <text:p>129</text:p>
          </table:table-cell>
          <table:table-cell office:value-type="string" calcext:value-type="string">
            <text:p>53.9650000000N 27.6413880000E</text:p>
            <text:p>53.9811110000N 27.6513880000E</text:p>
            <text:p>53.9861110000N 27.6280550000E</text:p>
            <text:p>53.9703070000N 27.6130960000E</text:p>
            <text:p>53.9650000000N 27.6413880000E</text:p>
          </table:table-cell>
          <table:table-cell table:number-columns-repeated="3"/>
        </table:table-row>
        <table:table-row table:style-name="ro26">
          <table:table-cell office:value-type="float" office:value="130" calcext:value-type="float">
            <text:p>130</text:p>
          </table:table-cell>
          <table:table-cell office:value-type="string" calcext:value-type="string">
            <text:p>53.8950000000N 27.5347220000E</text:p>
            <text:p>53.8855550000N 27.5511110000E</text:p>
            <text:p>53.8933330000N 27.5719440000E</text:p>
            <text:p>53.8986110000N 27.5744440000E</text:p>
            <text:p>53.9077770000N 27.5613880000E</text:p>
            <text:p>53.9091660000N 27.5577770000E</text:p>
            <text:p>53.9075000000N 27.5563880000E</text:p>
            <text:p>53.9002770000N 27.5461110000E</text:p>
            <text:p>53.8950000000N 27.5347220000E</text:p>
          </table:table-cell>
          <table:table-cell table:number-columns-repeated="3"/>
        </table:table-row>
        <table:table-row table:style-name="ro25">
          <table:table-cell office:value-type="float" office:value="131" calcext:value-type="float">
            <text:p>131</text:p>
          </table:table-cell>
          <table:table-cell office:value-type="string" calcext:value-type="string">
            <text:p>53.9119440000N 27.5480550000E</text:p>
            <text:p>53.9094440000N 27.5511110000E</text:p>
            <text:p>53.9108330000N 27.5536110000E</text:p>
            <text:p>53.9125000000N 27.5519440000E</text:p>
            <text:p>53.9119440000N 27.5480550000E</text:p>
          </table:table-cell>
          <table:table-cell table:number-columns-repeated="3"/>
        </table:table-row>
        <table:table-row table:style-name="ro27">
          <table:table-cell office:value-type="float" office:value="132" calcext:value-type="float">
            <text:p>132</text:p>
          </table:table-cell>
          <table:table-cell office:value-type="string" calcext:value-type="string">
            <text:p>53.9294440000N 27.5161110000E</text:p>
            <text:p>53.9230550000N 27.5286110000E</text:p>
            <text:p>53.9300000000N 27.5300000000E</text:p>
            <text:p>53.9294440000N 27.5161110000E</text:p>
          </table:table-cell>
          <table:table-cell table:number-columns-repeated="3"/>
        </table:table-row>
        <table:table-row table:style-name="ro25">
          <table:table-cell office:value-type="float" office:value="133" calcext:value-type="float">
            <text:p>133</text:p>
          </table:table-cell>
          <table:table-cell office:value-type="string" calcext:value-type="string">
            <text:p>53.9366660000N 27.4794440000E</text:p>
            <text:p>53.9338880000N 27.4783330000E</text:p>
            <text:p>53.9330550000N 27.4933330000E</text:p>
            <text:p>53.9361110000N 27.4925000000E</text:p>
            <text:p>53.9366660000N 27.4794440000E</text:p>
          </table:table-cell>
          <table:table-cell table:number-columns-repeated="3"/>
        </table:table-row>
        <table:table-row table:style-name="ro25">
          <table:table-cell office:value-type="float" office:value="134" calcext:value-type="float">
            <text:p>134</text:p>
          </table:table-cell>
          <table:table-cell office:value-type="string" calcext:value-type="string">
            <text:p>53.9911110000N 27.4227770000E</text:p>
            <text:p>53.9561110000N 27.4286110000E</text:p>
            <text:p>53.9544440000N 27.4408330000E</text:p>
            <text:p>53.9908330000N 27.4647220000E</text:p>
            <text:p>53.9911110000N 27.4227770000E</text:p>
          </table:table-cell>
          <table:table-cell table:number-columns-repeated="3"/>
        </table:table-row>
        <table:table-row table:style-name="ro25">
          <table:table-cell office:value-type="float" office:value="135" calcext:value-type="float">
            <text:p>135</text:p>
          </table:table-cell>
          <table:table-cell office:value-type="string" calcext:value-type="string">
            <text:p>54.2563880000N 27.4002770000E</text:p>
            <text:p>54.1783330000N 27.3425000000E</text:p>
            <text:p>54.1630550000N 27.3816660000E</text:p>
            <text:p>54.2216660000N 27.4905550000E</text:p>
            <text:p>54.2563880000N 27.4002770000E</text:p>
          </table:table-cell>
          <table:table-cell table:number-columns-repeated="3"/>
        </table:table-row>
        <table:table-row table:style-name="ro25">
          <table:table-cell office:value-type="float" office:value="136" calcext:value-type="float">
            <text:p>136</text:p>
          </table:table-cell>
          <table:table-cell office:value-type="string" calcext:value-type="string">
            <text:p>54.3622220000N 30.2877770000E</text:p>
            <text:p>54.3672220000N 30.2700000000E</text:p>
            <text:p>54.3491660000N 30.2458330000E</text:p>
            <text:p>54.3372220000N 30.2833330000E</text:p>
            <text:p>54.3622220000N 30.2877770000E</text:p>
          </table:table-cell>
          <table:table-cell table:number-columns-repeated="3"/>
        </table:table-row>
        <table:table-row table:style-name="ro28">
          <table:table-cell office:value-type="float" office:value="137" calcext:value-type="float">
            <text:p>137</text:p>
          </table:table-cell>
          <table:table-cell office:value-type="string" calcext:value-type="string">
            <text:p>53.9050000000N 27.5655550000E</text:p>
            <text:p>53.9033330000N 27.5680550000E</text:p>
            <text:p>53.9100000000N 27.5786110000E</text:p>
            <text:p>53.9136110000N 27.5825000000E</text:p>
            <text:p>53.9161110000N 27.5861110000E</text:p>
            <text:p>53.9216660000N 27.6013880000E</text:p>
            <text:p>53.9222220000N 27.6091660000E</text:p>
            <text:p>53.9380550000N 27.6675000000E</text:p>
            <text:p>53.9550000000N 27.7213880000E</text:p>
            <text:p>53.9680550000N 27.7502770000E</text:p>
            <text:p>53.9830550000N 27.7863880000E</text:p>
            <text:p>53.9888880000N 27.8025000000E</text:p>
            <text:p>54.0077770000N 27.8550000000E</text:p>
            <text:p>54.0133330000N 27.8847220000E</text:p>
            <text:p>54.0113880000N 27.8958330000E</text:p>
            <text:p>53.9866660000N 27.9233330000E</text:p>
            <text:p>53.9761110000N 27.9388880000E</text:p>
            <text:p>53.9772220000N 27.9411110000E</text:p>
            <text:p>53.9883330000N 27.9255550000E</text:p>
            <text:p>54.0030550000N 27.9108330000E</text:p>
            <text:p>54.0188880000N 27.8919440000E</text:p>
            <text:p>54.0097220000N 27.8538880000E</text:p>
            <text:p>53.9844440000N 27.7844440000E</text:p>
            <text:p>53.9697220000N 27.7480550000E</text:p>
            <text:p>53.9563880000N 27.7194440000E</text:p>
            <text:p>53.9394440000N 27.6661110000E</text:p>
            <text:p>53.9238880000N 27.6083330000E</text:p>
            <text:p>53.9230550000N 27.6008330000E</text:p>
            <text:p>53.9222220000N 27.5972220000E</text:p>
            <text:p>53.9172220000N 27.5844440000E</text:p>
            <text:p>53.9144440000N 27.5800000000E</text:p>
            <text:p>53.9108330000N 27.5763880000E</text:p>
            <text:p>53.9050000000N 27.5655550000E</text:p>
          </table:table-cell>
          <table:table-cell table:number-columns-repeated="3"/>
        </table:table-row>
        <table:table-row table:style-name="ro29">
          <table:table-cell office:value-type="float" office:value="138" calcext:value-type="float">
            <text:p>138</text:p>
          </table:table-cell>
          <table:table-cell office:value-type="string" calcext:value-type="string">
            <text:p>53.9047220000N 27.5525000000E</text:p>
            <text:p>53.9059790000N 27.5541440000E</text:p>
            <text:p>53.9127770000N 27.5472220000E</text:p>
            <text:p>53.9150000000N 27.5408330000E</text:p>
            <text:p>53.9183330000N 27.5361110000E</text:p>
            <text:p>53.9238880000N 27.5269440000E</text:p>
            <text:p>53.9316660000N 27.5119440000E</text:p>
            <text:p>53.9363880000N 27.4983330000E</text:p>
            <text:p>53.9377770000N 27.4930550000E</text:p>
            <text:p>53.9386110000N 27.4800000000E</text:p>
            <text:p>53.9394440000N 27.4750000000E</text:p>
            <text:p>53.9505550000N 27.4491660000E</text:p>
            <text:p>53.9516660000N 27.4441660000E</text:p>
            <text:p>53.9502770000N 27.4430550000E</text:p>
            <text:p>53.9491660000N 27.4477770000E</text:p>
            <text:p>53.9377770000N 27.4738880000E</text:p>
            <text:p>53.9366660000N 27.4794440000E</text:p>
            <text:p>53.9361110000N 27.4925000000E</text:p>
            <text:p>53.9350000000N 27.4966660000E</text:p>
            <text:p>53.9302770000N 27.5102770000E</text:p>
            <text:p>53.9227770000N 27.5250000000E</text:p>
            <text:p>53.9158330000N 27.5341660000E</text:p>
            <text:p>53.9136110000N 27.5386110000E</text:p>
            <text:p>53.9116660000N 27.5452770000E</text:p>
            <text:p>53.9047220000N 27.5525000000E</text:p>
          </table:table-cell>
          <table:table-cell table:number-columns-repeated="3"/>
        </table:table-row>
        <table:table-row table:style-name="ro30">
          <table:table-cell office:value-type="float" office:value="139" calcext:value-type="float">
            <text:p>139</text:p>
          </table:table-cell>
          <table:table-cell office:value-type="string" calcext:value-type="string">
            <text:p>53.9516660000N 27.4441660000E</text:p>
            <text:p>53.9505550000N 27.4491660000E</text:p>
            <text:p>53.9633330000N 27.4661110000E</text:p>
            <text:p>53.9661110000N 27.4783330000E</text:p>
            <text:p>53.9705550000N 27.5858330000E</text:p>
            <text:p>53.9688880000N 27.5975000000E</text:p>
            <text:p>53.9441660000N 27.6675000000E</text:p>
            <text:p>53.9400000000N 27.6677770000E</text:p>
            <text:p>53.9427770000N 27.6769440000E</text:p>
            <text:p>53.9452770000N 27.6702770000E</text:p>
            <text:p>53.9705550000N 27.5988880000E</text:p>
            <text:p>53.9722220000N 27.5858330000E</text:p>
            <text:p>53.9677770000N 27.4777770000E</text:p>
            <text:p>53.9650000000N 27.4650000000E</text:p>
            <text:p>53.9613880000N 27.4575000000E</text:p>
            <text:p>53.9516660000N 27.4441660000E</text:p>
          </table:table-cell>
          <table:table-cell table:number-columns-repeated="3"/>
        </table:table-row>
        <table:table-row table:style-name="ro31">
          <table:table-cell office:value-type="float" office:value="140" calcext:value-type="float">
            <text:p>140</text:p>
          </table:table-cell>
          <table:table-cell office:value-type="string" calcext:value-type="string">
            <text:p>53.9619440000N 27.6233330000E</text:p>
            <text:p>53.9588880000N 27.6316660000E</text:p>
            <text:p>53.9613880000N 27.6391660000E</text:p>
            <text:p>53.9636110000N 27.6438880000E</text:p>
            <text:p>53.9783330000N 27.6547220000E</text:p>
            <text:p>53.9858330000N 27.6577770000E</text:p>
            <text:p>54.0066660000N 27.6588880000E</text:p>
            <text:p>54.0116660000N 27.6605550000E</text:p>
            <text:p>54.0188880000N 27.6652770000E</text:p>
            <text:p>54.0255550000N 27.6727770000E</text:p>
            <text:p>54.0361110000N 27.6933330000E</text:p>
            <text:p>54.0411110000N 27.6991660000E</text:p>
            <text:p>54.0463880000N 27.7025000000E</text:p>
            <text:p>54.0511110000N 27.7066660000E</text:p>
            <text:p>54.0491660000N 27.7005550000E</text:p>
            <text:p>54.0466660000N 27.6997220000E</text:p>
            <text:p>54.0419440000N 27.6966660000E</text:p>
            <text:p>54.0375000000N 27.6911110000E</text:p>
            <text:p>54.0269440000N 27.6705550000E</text:p>
            <text:p>54.0197220000N 27.6627770000E</text:p>
            <text:p>54.0122220000N 27.6575000000E</text:p>
            <text:p>54.0069440000N 27.6558330000E</text:p>
            <text:p>53.9863880000N 27.6547220000E</text:p>
            <text:p>53.9650000000N 27.6413880000E</text:p>
            <text:p>53.9630550000N 27.6375000000E</text:p>
            <text:p>53.9619440000N 27.6233330000E</text:p>
          </table:table-cell>
          <table:table-cell table:number-columns-repeated="3"/>
        </table:table-row>
        <table:table-row table:style-name="ro32">
          <table:table-cell office:value-type="float" office:value="141" calcext:value-type="float">
            <text:p>141</text:p>
          </table:table-cell>
          <table:table-cell office:value-type="string" calcext:value-type="string">
            <text:p>54.0530555593N 27.7116666667E</text:p>
            <text:p>54.0575000038N 27.7333333334E</text:p>
            <text:p>54.0516666704N 27.7633333334E</text:p>
            <text:p>54.0475000038N 27.7833333334E</text:p>
            <text:p>54.0355555593N 27.8177777779E</text:p>
            <text:p>54.0325000038N 27.8636111112E</text:p>
            <text:p>54.0175000038N 27.8866666667E</text:p>
            <text:p>54.0197222260N 27.8961111112E</text:p>
            <text:p>54.0350000038N 27.8633333334E</text:p>
            <text:p>54.0380555593N 27.8238888890E</text:p>
            <text:p>54.0505555593N 27.7850000001E</text:p>
            <text:p>54.0591666704N 27.7336111112E</text:p>
            <text:p>54.0563888927N 27.7180555556E</text:p>
            <text:p>54.0530555593N 27.7116666667E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53.8938880000N 27.5822220000E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53.9044440000N 27.5302770000E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53.8444440000N 27.628611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54.0780550000N 27.6788880000E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54.8844440000N 26.825833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52.1175000000N 28.1894440000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55.7327770000N 27.1169440000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53.9466660000N 27.5019440000E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5">
          <table:table-cell office:value-type="float" office:value="150" calcext:value-type="float">
            <text:p>150</text:p>
          </table:table-cell>
          <table:table-cell office:value-type="string" calcext:value-type="string">
            <text:p>53.9347220000N 27.6788880000E</text:p>
            <text:p>53.9002770000N 27.6605550000E</text:p>
            <text:p>53.8866660000N 27.7341660000E</text:p>
            <text:p>53.9211110000N 27.7525000000E</text:p>
            <text:p>53.9347220000N 27.6788880000E</text:p>
          </table:table-cell>
          <table:table-cell table:number-columns-repeated="3"/>
        </table:table-row>
        <table:table-row table:style-name="ro25">
          <table:table-cell office:value-type="float" office:value="151" calcext:value-type="float">
            <text:p>151</text:p>
          </table:table-cell>
          <table:table-cell office:value-type="string" calcext:value-type="string">
            <text:p>55.1505550000N 26.7980550000E</text:p>
            <text:p>55.1233330000N 26.8397220000E</text:p>
            <text:p>55.1352770000N 26.8633330000E</text:p>
            <text:p>55.1625000000N 26.8216660000E</text:p>
            <text:p>55.1505550000N 26.7980550000E</text:p>
          </table:table-cell>
          <table:table-cell table:number-columns-repeated="3"/>
        </table:table-row>
        <table:table-row table:style-name="ro25">
          <table:table-cell office:value-type="float" office:value="152" calcext:value-type="float">
            <text:p>152</text:p>
          </table:table-cell>
          <table:table-cell office:value-type="string" calcext:value-type="string">
            <text:p>52.1761110000N 26.1261110000E</text:p>
            <text:p>52.1425000000N 26.1047220000E</text:p>
            <text:p>52.1361110000N 26.1322220000E</text:p>
            <text:p>52.1697220000N 26.1533330000E</text:p>
            <text:p>52.1761110000N 26.1261110000E</text:p>
          </table:table-cell>
          <table:table-cell table:number-columns-repeated="3"/>
        </table:table-row>
        <table:table-row table:style-name="ro25">
          <table:table-cell office:value-type="float" office:value="153" calcext:value-type="float">
            <text:p>153</text:p>
          </table:table-cell>
          <table:table-cell office:value-type="string" calcext:value-type="string">
            <text:p>51.9922220000N 29.1375000000E</text:p>
            <text:p>51.9619440000N 29.1691660000E</text:p>
            <text:p>51.9716660000N 29.1936110000E</text:p>
            <text:p>52.0019440000N 29.1619440000E</text:p>
            <text:p>51.9922220000N 29.1375000000E</text:p>
          </table:table-cell>
          <table:table-cell table:number-columns-repeated="3"/>
        </table:table-row>
        <table:table-row table:style-name="ro20">
          <table:table-cell office:value-type="float" office:value="154" calcext:value-type="float">
            <text:p>154</text:p>
          </table:table-cell>
          <table:table-cell office:value-type="string" calcext:value-type="string">
            <text:p>54.0163880000N 28.1897220000E</text:p>
            <text:p>54.0205550000N 28.2011110000E</text:p>
            <text:p>54.0216660000N 28.2019440000E</text:p>
            <text:p>54.0219440000N 28.1997220000E</text:p>
            <text:p>54.0177770000N 28.1883330000E</text:p>
            <text:p>54.0172220000N 28.1886110000E</text:p>
            <text:p>54.0163880000N 28.1897220000E</text:p>
          </table:table-cell>
          <table:table-cell table:number-columns-repeated="3"/>
        </table:table-row>
        <table:table-row table:style-name="ro25">
          <table:table-cell office:value-type="float" office:value="155" calcext:value-type="float">
            <text:p>155</text:p>
          </table:table-cell>
          <table:table-cell office:value-type="string" calcext:value-type="string">
            <text:p>53.8724190000N 30.3924880000E</text:p>
            <text:p>53.8756130000N 30.3993050000E</text:p>
            <text:p>53.8779010000N 30.3969800000E</text:p>
            <text:p>53.8740690000N 30.3901860000E</text:p>
            <text:p>53.8724190000N 30.3924880000E</text:p>
          </table:table-cell>
          <table:table-cell table:number-columns-repeated="3"/>
        </table:table-row>
        <table:table-row table:style-name="ro25">
          <table:table-cell office:value-type="float" office:value="156" calcext:value-type="float">
            <text:p>156</text:p>
          </table:table-cell>
          <table:table-cell office:value-type="string" calcext:value-type="string">
            <text:p>53.0969440000N 26.6816660000E</text:p>
            <text:p>53.0994440000N 26.6886110000E</text:p>
            <text:p>53.0955550000N 26.6930550000E</text:p>
            <text:p>53.0933330000N 26.6833330000E</text:p>
            <text:p>53.0969440000N 26.6816660000E</text:p>
          </table:table-cell>
          <table:table-cell table:number-columns-repeated="3"/>
        </table:table-row>
        <table:table-row table:style-name="ro25">
          <table:table-cell office:value-type="float" office:value="157" calcext:value-type="float">
            <text:p>157</text:p>
          </table:table-cell>
          <table:table-cell office:value-type="string" calcext:value-type="string">
            <text:p>53.3307340000N 28.5828050000E</text:p>
            <text:p>53.3263860000N 28.5767110000E</text:p>
            <text:p>53.3195670000N 28.5903480000E</text:p>
            <text:p>53.3239150000N 28.5964420000E</text:p>
            <text:p>53.3307340000N 28.5828050000E</text:p>
          </table:table-cell>
          <table:table-cell table:number-columns-repeated="3"/>
        </table:table-row>
        <table:table-row table:style-name="ro25">
          <table:table-cell office:value-type="float" office:value="158" calcext:value-type="float">
            <text:p>158</text:p>
          </table:table-cell>
          <table:table-cell office:value-type="string" calcext:value-type="string">
            <text:p>53.1716860000N 29.1774480000E</text:p>
            <text:p>53.1651100000N 29.1799090000E</text:p>
            <text:p>53.1655430000N 29.1831360000E</text:p>
            <text:p>53.1728090000N 29.1813530000E</text:p>
            <text:p>53.1716860000N 29.1774480000E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55.4105550000N 28.566111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55.5341660000N 26.819722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55.4911110000N 28.782777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54.5025000000N 26.296944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55.1208330000N 26.882777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54.8675000000N 26.315833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54.4183330000N 25.879444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54.3172220000N 26.836666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3.8930550000N 25.267500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54.1419440000N 25.320000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53.0155550000N 24.075277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51.8025000000N 24.076666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2.2097220000N 31.417777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52.2138880000N 31.100555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3.6730550000N 27.121388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52.0733330000N 29.112222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2.4244440000N 30.923611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53.8375000000N 27.752777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5">
          <table:table-cell office:value-type="float" office:value="178" calcext:value-type="float">
            <text:p>178</text:p>
          </table:table-cell>
          <table:table-cell office:value-type="string" calcext:value-type="string">
            <text:p>54.4275000000N 30.1041660000E</text:p>
            <text:p>54.3494440000N 30.1805550000E</text:p>
            <text:p>54.4519440000N 30.4886110000E</text:p>
            <text:p>54.5300000000N 30.4119440000E</text:p>
            <text:p>54.4275000000N 30.1041660000E</text:p>
          </table:table-cell>
          <table:table-cell table:number-columns-repeated="3"/>
        </table:table-row>
        <table:table-row table:style-name="ro25">
          <table:table-cell office:value-type="float" office:value="179" calcext:value-type="float">
            <text:p>179</text:p>
          </table:table-cell>
          <table:table-cell office:value-type="string" calcext:value-type="string">
            <text:p>55.0391660000N 30.2297220000E</text:p>
            <text:p>55.1336110000N 30.5430550000E</text:p>
            <text:p>55.2130550000N 30.4700000000E</text:p>
            <text:p>55.1186110000N 30.1566660000E</text:p>
            <text:p>55.0391660000N 30.2297220000E</text:p>
          </table:table-cell>
          <table:table-cell table:number-columns-repeated="3"/>
        </table:table-row>
        <table:table-row table:style-name="ro25">
          <table:table-cell office:value-type="float" office:value="180" calcext:value-type="float">
            <text:p>180</text:p>
          </table:table-cell>
          <table:table-cell office:value-type="string" calcext:value-type="string">
            <text:p>53.9980550000N 29.9205550000E</text:p>
            <text:p>53.8508330000N 30.1569440000E</text:p>
            <text:p>53.9125000000N 30.2675000000E</text:p>
            <text:p>54.0600000000N 30.0313880000E</text:p>
            <text:p>53.9980550000N 29.9205550000E</text:p>
          </table:table-cell>
          <table:table-cell table:number-columns-repeated="3"/>
        </table:table-row>
        <table:table-row table:style-name="ro25">
          <table:table-cell office:value-type="float" office:value="181" calcext:value-type="float">
            <text:p>181</text:p>
          </table:table-cell>
          <table:table-cell office:value-type="string" calcext:value-type="string">
            <text:p>53.9325000000N 27.8547220000E</text:p>
            <text:p>53.7730550000N 28.0919440000E</text:p>
            <text:p>53.8322220000N 28.2061110000E</text:p>
            <text:p>53.9919440000N 27.9694440000E</text:p>
            <text:p>53.9325000000N 27.8547220000E</text:p>
          </table:table-cell>
          <table:table-cell table:number-columns-repeated="3"/>
        </table:table-row>
        <table:table-row table:style-name="ro25">
          <table:table-cell office:value-type="float" office:value="182" calcext:value-type="float">
            <text:p>182</text:p>
          </table:table-cell>
          <table:table-cell office:value-type="string" calcext:value-type="string">
            <text:p>52.5208330000N 30.8350000000E</text:p>
            <text:p>52.4488880000N 31.1458330000E</text:p>
            <text:p>52.5330550000N 31.1980550000E</text:p>
            <text:p>52.6050000000N 30.8872220000E</text:p>
            <text:p>52.5208330000N 30.8350000000E</text:p>
          </table:table-cell>
          <table:table-cell table:number-columns-repeated="3"/>
        </table:table-row>
        <table:table-row table:style-name="ro20">
          <table:table-cell office:value-type="float" office:value="183" calcext:value-type="float">
            <text:p>183</text:p>
          </table:table-cell>
          <table:table-cell office:value-type="string" calcext:value-type="string">
            <text:p>52.1083330000N 23.7155550000E</text:p>
            <text:p>52.0258330000N 24.0172220000E</text:p>
            <text:p>52.1080550000N 24.0766660000E</text:p>
            <text:p>52.2125000000N 23.7477770000E</text:p>
            <text:p>52.1916660000N 23.7238880000E</text:p>
            <text:p>52.1725000000N 23.7602770000E</text:p>
            <text:p>52.1083330000N 23.7155550000E</text:p>
          </table:table-cell>
          <table:table-cell table:number-columns-repeated="3"/>
        </table:table-row>
        <table:table-row table:style-name="ro25">
          <table:table-cell office:value-type="float" office:value="184" calcext:value-type="float">
            <text:p>184</text:p>
          </table:table-cell>
          <table:table-cell office:value-type="string" calcext:value-type="string">
            <text:p>53.7016660000N 23.9722220000E</text:p>
            <text:p>53.4986110000N 23.9836110000E</text:p>
            <text:p>53.5022220000N 24.1347220000E</text:p>
            <text:p>53.7047220000N 24.1241660000E</text:p>
            <text:p>53.7016660000N 23.9722220000E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52.3283330000N 30.3716660000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5">
          <table:table-cell office:value-type="float" office:value="186" calcext:value-type="float">
            <text:p>186</text:p>
          </table:table-cell>
          <table:table-cell office:value-type="string" calcext:value-type="string">
            <text:p>53.6931368307N 23.8829218761E</text:p>
            <text:p>53.6580123995N 23.8822259208E</text:p>
            <text:p>53.6563845988N 23.9746574739E</text:p>
            <text:p>53.6722206765N 23.9737440327E</text:p>
            <text:p>53.6931368307N 23.8829218761E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55.5102770000N 28.5647220000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51.8886110000N 29.3244440000E</text:p>
          </table:table-cell>
          <table:table-cell office:value-type="float" office:value="2.6" calcext:value-type="float">
            <text:p>2,6</text:p>
          </table:table-cell>
          <table:table-cell table:number-columns-repeated="2"/>
        </table:table-row>
        <table:table-row table:style-name="ro19">
          <table:table-cell office:value-type="float" office:value="189" calcext:value-type="float">
            <text:p>189</text:p>
          </table:table-cell>
          <table:table-cell office:value-type="string" calcext:value-type="string">
            <text:p>52.6371800000N 29.7618970000E</text:p>
            <text:p>52.6053450000N 29.7331370000E</text:p>
            <text:p>52.5881820000N 29.7834200000E</text:p>
            <text:p>52.6087350000N 29.8015150000E</text:p>
            <text:p>52.6359470000N 29.7792440000E</text:p>
            <text:p>52.6371800000N 29.7618970000E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53.8208330000N 30.3361110000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52.3194440000N 30.888333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52.1838880000N 29.885000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51.9236110000N 29.264166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52.0772220000N 27.622777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5">
          <table:table-cell office:value-type="float" office:value="195" calcext:value-type="float">
            <text:p>195</text:p>
          </table:table-cell>
          <table:table-cell office:value-type="string" calcext:value-type="string">
            <text:p>52.1725710000N 26.1419210000E</text:p>
            <text:p>52.1789890000N 26.1142570000E</text:p>
            <text:p>52.1926070000N 26.1226170000E</text:p>
            <text:p>52.1861910000N 26.1502820000E</text:p>
            <text:p>52.1725710000N 26.1419210000E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52.2869440000N 24.487777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52.4263880000N 30.8577770000E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55.4611110000N 28.7216660000E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5">
          <table:table-cell office:value-type="float" office:value="199" calcext:value-type="float">
            <text:p>199</text:p>
          </table:table-cell>
          <table:table-cell office:value-type="string" calcext:value-type="string">
            <text:p>53.1983410000N 29.1922270000E</text:p>
            <text:p>53.1817270000N 29.2081560000E</text:p>
            <text:p>53.1773060000N 29.1953770000E</text:p>
            <text:p>53.1939210000N 29.1794480000E</text:p>
            <text:p>53.1983410000N 29.1922270000E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3.6405550000N 27.915555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53.4922220000N 28.159444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55.1530550000N 30.153888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54.8355550000N 29.150277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55.0408330000N 27.788333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53.8644440000N 30.238888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53.1433330000N 29.189722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53.7458330000N 31.6755550000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53.3794440000N 32.061388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53.8755550000N 25.314722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53.7433330000N 27.3486110000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54.2044440000N 28.501944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54.3069440000N 26.8613880000E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52.9919440000N 27.599444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52.2208330000N 24.3072220000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52.2213880000N 24.328333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52.1294440000N 26.126388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53.7083330000N 23.836111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53.1180550000N 24.4061110000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53.0988880000N 25.341111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54.5030550000N 26.222500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52.2125000000N 29.386388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51.9080550000N 29.999166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52.3045714500N 30.2427347000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53.0108330000N 24.043333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52.4136110000N 29.857777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52.5144440000N 29.541944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52.6175000000N 29.1513880000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52.3569440000N 30.311666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52.4519440000N 25.19555500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53.1425000000N 26.0111110000E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9">
          <table:table-cell office:value-type="float" office:value="231" calcext:value-type="float">
            <text:p>231</text:p>
          </table:table-cell>
          <table:table-cell office:value-type="string" calcext:value-type="string">
            <text:p>52.1180280000N 26.0950310000E</text:p>
            <text:p>52.1119380000N 26.0689330000E</text:p>
            <text:p>52.1037100000N 26.0678020000E</text:p>
            <text:p>52.0969230000N 26.0972930000E</text:p>
            <text:p>52.1086250000N 26.1086890000E</text:p>
            <text:p>52.1180280000N 26.0950310000E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52.5675000000N 24.4772220000E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55.1691660000N 30.1358330000E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54.6947220000N 30.492500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55.4327770000N 28.946666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54.6797220000N 29.13500000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55.2505550000N 30.1605550000E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52.4488880000N 30.816388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53.9011110000N 25.290277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5">
          <table:table-cell office:value-type="float" office:value="240" calcext:value-type="float">
            <text:p>240</text:p>
          </table:table-cell>
          <table:table-cell office:value-type="string" calcext:value-type="string">
            <text:p>53.6540670000N 23.9746940000E</text:p>
            <text:p>53.6339240000N 23.9758430000E</text:p>
            <text:p>53.6392110000N 23.9579920000E</text:p>
            <text:p>53.6512640000N 23.9580180000E</text:p>
            <text:p>53.6540670000N 23.9746940000E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53.6080550000N 25.773611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53.8772220000N 27.6525000000E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53.8722220000N 27.39944400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53.8825000000N 27.5780550000E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53.6111110000N 27.9472220000E</text:p>
          </table:table-cell>
          <table:table-cell office:value-type="float" office:value="0.65" calcext:value-type="float">
            <text:p>0,6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54.0930550000N 28.3508330000E</text:p>
          </table:table-cell>
          <table:table-cell office:value-type="float" office:value="0.41" calcext:value-type="float">
            <text:p>0,4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54.2277770000N 28.5047220000E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53.8869440000N 30.2961110000E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53.9605550000N 30.347222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3.1663880000N 29.224722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54.1661110000N 29.7797220000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53.3572220000N 28.6794440000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53.4266660000N 29.8580550000E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52.2063880000N 23.960000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53.1822220000N 25.982777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52.2536110000N 27.401388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5">
          <table:table-cell office:value-type="float" office:value="257" calcext:value-type="float">
            <text:p>257</text:p>
          </table:table-cell>
          <table:table-cell office:value-type="string" calcext:value-type="string">
            <text:p>52.1441666696N 23.7399999900E</text:p>
            <text:p>52.1466666696N 23.7183333228E</text:p>
            <text:p>52.1338888918N 23.7130555450E</text:p>
            <text:p>52.1252777807N 23.7266666564E</text:p>
            <text:p>52.1441666696N 23.7399999900E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53.1625000000N 25.993055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52.7422220000N 25.349722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52.1897220000N 26.082222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54.5638880000N 30.175833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55.0461110000N 30.3008330000E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55.4222220000N 28.503888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52.3766660000N 31.332222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52.4575000000N 30.897777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52.9136110000N 30.379166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52.0166660000N 29.1666660000E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52.4061110000N 30.9466660000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53.8258330000N 23.864166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53.6297220000N 23.867222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5">
          <table:table-cell office:value-type="float" office:value="271" calcext:value-type="float">
            <text:p>271</text:p>
          </table:table-cell>
          <table:table-cell office:value-type="string" calcext:value-type="string">
            <text:p>53.7844444481N 25.3880555553E</text:p>
            <text:p>53.8027777815N 25.3769444442E</text:p>
            <text:p>53.7988888926N 25.3624999998E</text:p>
            <text:p>53.7838888926N 25.3647222220E</text:p>
            <text:p>53.7844444481N 25.3880555553E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53.2286110000N 24.454444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53.5525000000N 26.3872220000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53.1169440000N 28.3508330000E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54.4000000000N 27.9075000000E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53.9955550000N 27.5297220000E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5">
          <table:table-cell office:value-type="float" office:value="277" calcext:value-type="float">
            <text:p>277</text:p>
          </table:table-cell>
          <table:table-cell office:value-type="string" calcext:value-type="string">
            <text:p>53.8233270000N 27.5843060000E</text:p>
            <text:p>53.8173130000N 27.5879160000E</text:p>
            <text:p>53.8194420000N 27.5911830000E</text:p>
            <text:p>53.8234230000N 27.5887910000E</text:p>
            <text:p>53.8233270000N 27.5843060000E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54.3027770000N 26.7505550000E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53.0186110000N 27.3758330000E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52.7288880000N 27.6441660000E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54.1455550000N 28.377777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53.6863880000N 27.6994440000E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53.1722220000N 29.0627770000E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53.8566660000N 30.5094440000E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54.0197220000N 30.3305550000E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53.6913880000N 31.6011110000E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53.3211110000N 28.6697220000E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53.3963880000N 28.5286110000E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2">
          <table:table-cell office:value-type="float" office:value="289" calcext:value-type="float">
            <text:p>289</text:p>
          </table:table-cell>
          <table:table-cell office:value-type="string" calcext:value-type="string">
            <text:p>53.8692180000N 27.6470040000E</text:p>
            <text:p>53.8616200000N 27.6412910000E</text:p>
            <text:p>53.8581490000N 27.6412960000E</text:p>
            <text:p>53.8555550000N 27.6363160000E</text:p>
            <text:p>53.8502770000N 27.6525000000E</text:p>
            <text:p>53.8505550000N 27.6719440000E</text:p>
            <text:p>53.8578400000N 27.6772860000E</text:p>
            <text:p>53.8615780000N 27.6685460000E</text:p>
            <text:p>53.8628540000N 27.6518200000E</text:p>
            <text:p>53.8645950000N 27.6511540000E</text:p>
            <text:p>53.8643740000N 27.6491590000E</text:p>
            <text:p>53.8692180000N 27.6470040000E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53.8888880000N 27.633333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25">
          <table:table-cell office:value-type="float" office:value="291" calcext:value-type="float">
            <text:p>291</text:p>
          </table:table-cell>
          <table:table-cell office:value-type="string" calcext:value-type="string">
            <text:p>54.0990340000N 28.3075520000E</text:p>
            <text:p>54.1071070000N 28.3394340000E</text:p>
            <text:p>54.1046260000N 28.3442870000E</text:p>
            <text:p>54.0958580000N 28.3291080000E</text:p>
            <text:p>54.0990340000N 28.3075520000E</text:p>
          </table:table-cell>
          <table:table-cell table:number-columns-repeated="3"/>
        </table:table-row>
        <table:table-row table:style-name="ro19">
          <table:table-cell office:value-type="float" office:value="292" calcext:value-type="float">
            <text:p>292</text:p>
          </table:table-cell>
          <table:table-cell office:value-type="string" calcext:value-type="string">
            <text:p>52.8430555588N 30.0197222283E</text:p>
            <text:p>52.8650000033N 30.0291666728E</text:p>
            <text:p>52.8811111144N 29.9652777831E</text:p>
            <text:p>52.8694444477N 29.9508333385E</text:p>
            <text:p>52.8358333366N 29.9805555611E</text:p>
            <text:p>52.8430555588N 30.0197222283E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51.9197220000N 29.314722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52.7197220000N 25.341111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52.8530550000N 25.363055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25">
          <table:table-cell office:value-type="float" office:value="296" calcext:value-type="float">
            <text:p>296</text:p>
          </table:table-cell>
          <table:table-cell office:value-type="string" calcext:value-type="string">
            <text:p>52.4233560000N 30.9394010000E</text:p>
            <text:p>52.4225050000N 30.9454040000E</text:p>
            <text:p>52.4111750000N 30.9435770000E</text:p>
            <text:p>52.4139410000N 30.9307890000E</text:p>
            <text:p>52.4233560000N 30.9394010000E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52.0577770000N 29.239444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52.6255550000N 29.715277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52.3636110000N 30.429444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25">
          <table:table-cell office:value-type="float" office:value="300" calcext:value-type="float">
            <text:p>300</text:p>
          </table:table-cell>
          <table:table-cell office:value-type="string" calcext:value-type="string">
            <text:p>52.1088320000N 23.6664950000E</text:p>
            <text:p>52.1016750000N 23.6726720000E</text:p>
            <text:p>52.1035530000N 23.6784090000E</text:p>
            <text:p>52.1107090000N 23.6722330000E</text:p>
            <text:p>52.1088320000N 23.6664950000E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52.4641660000N 30.973333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52.4583330000N 30.073333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24">
          <table:table-cell office:value-type="float" office:value="303" calcext:value-type="float">
            <text:p>303</text:p>
          </table:table-cell>
          <table:table-cell office:value-type="string" calcext:value-type="string">
            <text:p>53.1167460000N 26.0397210000E</text:p>
            <text:p>53.1195150000N 26.0375810000E</text:p>
            <text:p>53.1205750000N 26.0341500000E</text:p>
            <text:p>53.1223460000N 26.0324570000E</text:p>
            <text:p>53.1235330000N 26.0345850000E</text:p>
            <text:p>53.1238830000N 26.0372220000E</text:p>
            <text:p>53.1223380000N 26.0389380000E</text:p>
            <text:p>53.1240830000N 26.0435920000E</text:p>
            <text:p>53.1224740000N 26.0490430000E</text:p>
            <text:p>53.1167460000N 26.0397210000E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55.1722220000N 30.196388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55.5077770000N 28.778888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54.5319440000N 30.448333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55.1644440000N 27.671111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55.2483330000N 30.318055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53.1469440000N 24.4805550000E</text:p>
          </table:table-cell>
          <table:table-cell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53.8686110000N 27.5758330000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53.8833330000N 27.4936110000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25">
          <table:table-cell office:value-type="float" office:value="312" calcext:value-type="float">
            <text:p>312</text:p>
          </table:table-cell>
          <table:table-cell office:value-type="string" calcext:value-type="string">
            <text:p>53.9491050000N 27.6963600000E</text:p>
            <text:p>53.9526370000N 27.7074460000E</text:p>
            <text:p>53.9568500000N 27.7035880000E</text:p>
            <text:p>53.9533160000N 27.6925020000E</text:p>
            <text:p>53.9491050000N 27.6963600000E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53.6813880000N 23.8483330000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53.8941660000N 30.3208330000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53.1450000000N 29.1627770000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53.8358330000N 30.394444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54.1800000000N 30.284722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54.0408330000N 27.778611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53.1130550000N 25.965277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52.0844440000N 23.6894440000E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55.2050000000N 30.213611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55.2388880000N 30.270555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55.2122220000N 30.223888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52.6130550000N 31.151666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52.4377770000N 31.007777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53.6788880000N 23.8322220000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53.5958330000N 25.4641660000E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53.8111110000N 25.764722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54.2530550000N 28.715555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54.1113880000N 28.369444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53.2411110000N 27.713611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53.6886110000N 27.1552770000E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9">
          <table:table-cell office:value-type="float" office:value="333" calcext:value-type="float">
            <text:p>333</text:p>
          </table:table-cell>
          <table:table-cell office:value-type="string" calcext:value-type="string">
            <text:p>53.1999110000N 29.1908140000E</text:p>
            <text:p>53.1847590000N 29.2052990000E</text:p>
            <text:p>53.1847850000N 29.2234370000E</text:p>
            <text:p>53.2010600000N 29.2244370000E</text:p>
            <text:p>53.2048990000N 29.2064730000E</text:p>
            <text:p>53.1999110000N 29.1908140000E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54.2575000000N 30.9877770000E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54.2911110000N 30.9805550000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53.1802770000N 30.285277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54.3950000000N 31.1627770000E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53.8544440000N 30.4102770000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53.1288880000N 29.2388880000E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53.9419440000N 30.3575000000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53.9141660000N 27.558055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53.9130550000N 27.558611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53.9125000000N 27.567777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53.9108330000N 27.570000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53.9094440000N 27.571944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53.9069440000N 27.576666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53.9100000000N 27.586111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53.9105550000N 27.591666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53.8969440000N 27.5863880000E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53.8969312900N 27.58917052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53.9044440000N 27.621111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53.9188880000N 27.587500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53.9272220000N 27.598888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53.9361110000N 27.617777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53.9447220000N 27.586388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53.9436110000N 27.581666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53.9402770000N 27.584722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53.9261110000N 27.5433330000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5">
          <table:table-cell office:value-type="float" office:value="359" calcext:value-type="float">
            <text:p>359</text:p>
          </table:table-cell>
          <table:table-cell office:value-type="string" calcext:value-type="string">
            <text:p>53.9281024313N 27.5090399774E</text:p>
            <text:p>53.9249601831N 27.5136158830E</text:p>
            <text:p>53.9271731310N 27.5163040100E</text:p>
            <text:p>53.9290368449N 27.5126415456E</text:p>
            <text:p>53.9281024313N 27.5090399774E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53.9233330000N 27.6294440000E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53.9052770000N 27.548888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53.9158330000N 27.559444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5">
          <table:table-cell office:value-type="float" office:value="363" calcext:value-type="float">
            <text:p>363</text:p>
          </table:table-cell>
          <table:table-cell office:value-type="string" calcext:value-type="string">
            <text:p>53.9240810000N 27.5464640000E</text:p>
            <text:p>53.9221540000N 27.5485520000E</text:p>
            <text:p>53.9216960000N 27.5473330000E</text:p>
            <text:p>53.9236230000N 27.5452460000E</text:p>
            <text:p>53.9240810000N 27.5464640000E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53.9508330000N 27.439166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53.9416660000N 27.484166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5">
          <table:table-cell office:value-type="float" office:value="366" calcext:value-type="float">
            <text:p>366</text:p>
          </table:table-cell>
          <table:table-cell office:value-type="string" calcext:value-type="string">
            <text:p>53.9394820000N 27.4900370000E</text:p>
            <text:p>53.9404790000N 27.4908380000E</text:p>
            <text:p>53.9403720000N 27.4912210000E</text:p>
            <text:p>53.9393760000N 27.4904200000E</text:p>
            <text:p>53.9394820000N 27.4900370000E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53.8691660000N 27.488611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53.9591660000N 27.511666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53.9392290000N 27.492218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53.9504270000N 27.596285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53.9668450000N 27.592721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52.0947220000N 23.687500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52.0955550000N 23.693611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52.0913880000N 23.696666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53.7019440000N 23.8211110000E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53.7105550000N 23.813888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53.8997220000N 30.332777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53.9155550000N 30.3425000000E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55.1863880000N 30.206388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55.2005550000N 30.208888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52.4333330000N 31.0113880000E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 table:number-rows-repeated="104819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.00.0000</text:date>, <text:time style:data-style-name="N2" text:time-value="16:18:21.990294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4T18:25:02.996733784</meta:creation-date>
    <dc:date>2020-06-26T17:45:06.402168489</dc:date>
    <meta:editing-duration>PT22M7S</meta:editing-duration>
    <meta:editing-cycles>4</meta:editing-cycles>
    <meta:generator>LibreOffice/6.4.3.2$Linux_X86_64 LibreOffice_project/40$Build-2</meta:generator>
    <meta:document-statistic meta:table-count="1" meta:cell-count="1014" meta:object-count="0"/>
  </office:meta>
</office:document-meta>
</file>